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text-align="start" style:justify-single-word="false"/>
      <style:text-properties style:font-name="Liberation Serif" fo:font-size="12pt" fo:language="uk" fo:country="UA" officeooo:rsid="000e8dfe" officeooo:paragraph-rsid="000e8dfe" style:font-size-asian="12pt" style:font-size-complex="12pt"/>
    </style:style>
    <style:style style:name="P2" style:family="paragraph" style:parent-style-name="Preformatted_20_Text">
      <style:paragraph-properties fo:text-align="start" style:justify-single-word="false"/>
      <style:text-properties style:font-name="Liberation Serif" fo:font-size="12pt" fo:language="uk" fo:country="UA" style:text-underline-style="solid" style:text-underline-width="auto" style:text-underline-color="font-color" fo:font-weight="bold" officeooo:rsid="000e8dfe" officeooo:paragraph-rsid="000e8dfe" style:font-size-asian="12pt" style:font-weight-asian="bold" style:font-size-complex="12pt" style:font-weight-complex="bold"/>
    </style:style>
    <style:style style:name="P3" style:family="paragraph" style:parent-style-name="Preformatted_20_Text">
      <style:paragraph-properties fo:text-align="start" style:justify-single-word="false" style:writing-mode="lr-tb"/>
      <style:text-properties style:font-name="Liberation Serif" fo:font-size="12pt" fo:language="uk" fo:country="UA" style:font-size-asian="12pt" style:font-size-complex="12pt"/>
    </style:style>
    <style:style style:name="P4" style:family="paragraph" style:parent-style-name="Standard">
      <style:paragraph-properties fo:text-align="center" style:justify-single-word="false"/>
      <style:text-properties fo:font-size="20pt" officeooo:rsid="000e8dfe" officeooo:paragraph-rsid="000e8dfe" style:font-size-asian="17.5pt" style:font-size-complex="20pt"/>
    </style:style>
    <style:style style:name="P5" style:family="paragraph" style:parent-style-name="Standard">
      <style:paragraph-properties fo:text-align="start" style:justify-single-word="false"/>
      <style:text-properties fo:font-size="13pt" officeooo:rsid="000e8dfe" officeooo:paragraph-rsid="000e8dfe" style:font-size-asian="11.3500003814697pt" style:font-size-complex="13pt"/>
    </style:style>
    <style:style style:name="P6" style:family="paragraph" style:parent-style-name="Standard">
      <style:paragraph-properties fo:text-align="start" style:justify-single-word="false"/>
      <style:text-properties fo:font-size="12pt" officeooo:rsid="000e8dfe" officeooo:paragraph-rsid="000e8dfe" style:font-size-asian="10.5pt" style:font-size-complex="12pt"/>
    </style:style>
    <style:style style:name="P7" style:family="paragraph" style:parent-style-name="Standard">
      <style:paragraph-properties fo:text-align="start" style:justify-single-word="false"/>
      <style:text-properties fo:font-size="12pt" style:text-underline-style="solid" style:text-underline-width="auto" style:text-underline-color="font-color" fo:font-weight="bold" officeooo:rsid="000ea10b" officeooo:paragraph-rsid="000ea10b" style:font-size-asian="10.5pt" style:font-weight-asian="bold" style:font-size-complex="12pt" style:font-weight-complex="bold"/>
    </style:style>
    <style:style style:name="P8" style:family="paragraph" style:parent-style-name="Standard">
      <style:paragraph-properties fo:text-align="justify" style:justify-single-word="false"/>
      <style:text-properties fo:font-size="12pt" style:text-underline-style="none" fo:font-weight="normal" officeooo:rsid="000ea10b" officeooo:paragraph-rsid="000ea10b"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font-size="12pt" style:text-underline-style="none" fo:font-weight="normal" officeooo:rsid="000fbfad" officeooo:paragraph-rsid="000fbfad"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style:text-underline-style="none" fo:font-weight="normal" officeooo:rsid="000fbfad" officeooo:paragraph-rsid="000fbfad"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officeooo:paragraph-rsid="000ea10b"/>
    </style:style>
    <style:style style:name="P12" style:family="paragraph" style:parent-style-name="Standard">
      <style:paragraph-properties fo:text-align="start" style:justify-single-word="false"/>
      <style:text-properties style:use-window-font-color="true" style:font-name="Liberation Serif" fo:font-size="12pt" style:text-underline-style="none" fo:font-weight="normal" officeooo:rsid="000fbfad" officeooo:paragraph-rsid="000fbfad"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use-window-font-color="true" style:font-name="Liberation Serif" fo:font-size="12pt" style:text-underline-style="none" fo:font-weight="normal" officeooo:rsid="00104507" officeooo:paragraph-rsid="00104507" style:font-size-asian="12pt" style:font-weight-asian="normal" style:font-size-complex="12pt" style:font-weight-complex="normal"/>
    </style:style>
    <style:style style:name="T1" style:family="text">
      <style:text-properties officeooo:rsid="000e8dfe"/>
    </style:style>
    <style:style style:name="T2" style:family="text">
      <style:text-properties fo:color="#cc7832" style:font-name="JetBrains Mono" fo:font-size="10pt" fo:font-style="normal" fo:font-weight="normal" style:font-size-asian="10pt" style:font-style-asian="normal" style:font-weight-asian="normal"/>
    </style:style>
    <style:style style:name="T3" style:family="text">
      <style:text-properties fo:color="#cc7832" style:font-name="JetBrains Mono" fo:font-size="10pt" fo:font-style="normal" style:font-size-asian="10pt" style:font-style-asian="normal"/>
    </style:style>
    <style:style style:name="T4" style:family="text">
      <style:text-properties fo:color="#cc7832" style:font-name="JetBrains Mono" fo:font-size="10pt" fo:font-style="normal" officeooo:rsid="00104507" style:font-size-asian="10pt" style:font-style-asian="normal"/>
    </style:style>
    <style:style style:name="T5" style:family="text">
      <style:text-properties fo:color="#cc7832" fo:font-size="10pt" fo:font-style="normal" officeooo:rsid="00104507" style:font-size-asian="10pt" style:font-style-asian="normal"/>
    </style:style>
    <style:style style:name="T6" style:family="text">
      <style:text-properties fo:color="#cc7832" fo:font-size="10pt" fo:font-style="normal" style:font-size-asian="10pt" style:font-style-asian="normal"/>
    </style:style>
    <style:style style:name="T7" style:family="text">
      <style:text-properties fo:color="#a9b7c6" style:font-name="JetBrains Mono" fo:font-size="10pt" fo:font-style="normal" fo:font-weight="normal" style:font-size-asian="10pt" style:font-style-asian="normal" style:font-weight-asian="normal"/>
    </style:style>
    <style:style style:name="T8" style:family="text">
      <style:text-properties fo:color="#a9b7c6" style:font-name="JetBrains Mono" fo:font-size="10pt" fo:font-style="normal" style:font-size-asian="10pt" style:font-style-asian="normal"/>
    </style:style>
    <style:style style:name="T9" style:family="text">
      <style:text-properties fo:color="#a9b7c6" style:font-name="JetBrains Mono" fo:font-size="10pt" fo:font-style="italic" fo:font-weight="normal" style:font-size-asian="10pt" style:font-style-asian="italic" style:font-weight-asian="normal"/>
    </style:style>
    <style:style style:name="T10" style:family="text">
      <style:text-properties fo:color="#a9b7c6" style:font-name="JetBrains Mono" fo:font-size="10pt" fo:font-style="italic" style:font-size-asian="10pt" style:font-style-asian="italic"/>
    </style:style>
    <style:style style:name="T11" style:family="text">
      <style:text-properties fo:color="#ffc66d" style:font-name="JetBrains Mono" fo:font-size="10pt" fo:font-style="normal" fo:font-weight="normal" style:font-size-asian="10pt" style:font-style-asian="normal" style:font-weight-asian="normal"/>
    </style:style>
    <style:style style:name="T12" style:family="text">
      <style:text-properties fo:color="#9876aa" style:font-name="JetBrains Mono" fo:font-size="10pt" fo:font-style="normal" fo:font-weight="normal" style:font-size-asian="10pt" style:font-style-asian="normal" style:font-weight-asian="normal"/>
    </style:style>
    <style:style style:name="T13" style:family="text">
      <style:text-properties fo:color="#9876aa" style:font-name="JetBrains Mono" fo:font-size="10pt" fo:font-style="italic" fo:font-weight="normal" style:font-size-asian="10pt" style:font-style-asian="italic" style:font-weight-asian="normal"/>
    </style:style>
    <style:style style:name="T14" style:family="text">
      <style:text-properties fo:color="#9876aa" style:font-name="JetBrains Mono" fo:font-size="10pt" fo:font-style="italic" style:font-size-asian="10pt" style:font-style-asian="italic"/>
    </style:style>
    <style:style style:name="T15" style:family="text">
      <style:text-properties fo:color="#6a8759" style:font-name="JetBrains Mono" fo:font-size="10pt" fo:font-style="normal" fo:font-weight="normal" style:font-size-asian="10pt" style:font-style-asian="normal" style:font-weight-asian="normal"/>
    </style:style>
    <style:style style:name="T16" style:family="text">
      <style:text-properties fo:color="#6a8759" style:font-name="JetBrains Mono" fo:font-size="10pt" fo:font-style="normal" style:font-size-asian="10pt" style:font-style-asian="normal"/>
    </style:style>
    <style:style style:name="T17" style:family="text">
      <style:text-properties fo:color="#808080" style:font-name="JetBrains Mono" fo:font-size="10pt" fo:font-style="normal" fo:font-weight="normal" style:font-size-asian="10pt" style:font-style-asian="normal" style:font-weight-asian="normal"/>
    </style:style>
    <style:style style:name="T18" style:family="text">
      <style:text-properties fo:color="#6897bb" style:font-name="JetBrains Mono" fo:font-size="10pt" fo:font-style="normal" fo:font-weight="normal" style:font-size-asian="10pt" style:font-style-asian="normal" style:font-weight-asian="normal"/>
    </style:style>
    <style:style style:name="T19" style:family="text">
      <style:text-properties fo:color="#6897bb" style:font-name="JetBrains Mono" fo:font-size="10pt" fo:font-style="normal" style:font-size-asian="10pt" style:font-style-asian="normal"/>
    </style:style>
    <style:style style:name="T20" style:family="text">
      <style:text-properties officeooo:rsid="000fbfad"/>
    </style:style>
    <style:style style:name="T21" style:family="text">
      <style:text-properties fo:font-size="12pt" style:text-underline-style="none" fo:font-weight="normal" officeooo:rsid="000ea10b" style:font-size-asian="10.5pt" style:font-weight-asian="normal" style:font-size-complex="12pt" style:font-weight-complex="normal"/>
    </style:style>
    <style:style style:name="T22" style:family="text">
      <style:text-properties fo:font-size="12pt" style:text-underline-style="none" fo:font-weight="normal" officeooo:rsid="000fbfad" style:font-size-asian="10.5pt" style:font-weight-asian="normal" style:font-size-complex="12pt" style:font-weight-complex="normal"/>
    </style:style>
    <style:style style:name="T23" style:family="text">
      <style:text-properties officeooo:rsid="00104507"/>
    </style:style>
    <style:style style:name="T24" style:family="text">
      <style:text-properties fo:font-size="10pt" fo:font-style="normal" officeooo:rsid="00104507" style:font-size-asian="10pt" style:font-style-asian="normal"/>
    </style:style>
    <style:style style:name="T25" style:family="text">
      <style:text-properties fo:font-size="10pt" fo:font-style="normal" style:font-size-asian="10pt" style:font-style-asian="normal"/>
    </style:style>
    <style:style style:name="T26" style:family="text">
      <style:text-properties fo:font-style="normal" officeooo:rsid="00104507" style:font-style-asian="normal"/>
    </style:style>
    <style:style style:name="T27" style:family="text">
      <style:text-properties fo:font-style="normal" style:font-style-asian="normal"/>
    </style:style>
    <style:style style:name="T28" style:family="text">
      <style:text-properties fo:font-style="normal" officeooo:rsid="000fbfad" style:font-size-asian="10.5pt" style:font-style-asian="normal"/>
    </style:style>
    <style:style style:name="T29" style:family="text">
      <style:text-properties fo:font-style="normal" style:font-size-asian="10.5pt" style:font-style-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
      <text:p text:style-name="P4"/>
      <text:p text:style-name="P4"/>
      <text:p text:style-name="P4"/>
      <text:p text:style-name="P4"/>
      <text:p text:style-name="P4"/>
      <text:p text:style-name="P4"/>
      <text:p text:style-name="P4"/>
      <text:p text:style-name="P4"/>
      <text:p text:style-name="P4"/>
      <text:p text:style-name="P4">Лабораторна робота 4</text:p>
      <text:p text:style-name="P4">студента групи ІПС-32</text:p>
      <text:p text:style-name="P4">Ліпського Даниїла Олександровича</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2"><text:bookmark text:name="tw-target-text"/><text:soft-page-break/>Постановка задачі</text:p>
      <text:p text:style-name="P1"/>
      <text:p text:style-name="P3"><text:tab/>В інформаційній системі, розробленої в рамках лабораторної роботи <text:span text:style-name="T1">№</text:span>3, організувати взаємодію клієнта і сервера з використанням механізму віддаленого виклику процедур / методів (RPC / RMI).</text:p>
      <text:p text:style-name="P6"/>
      <text:p text:style-name="P7">Вихідний код програм</text:p>
      <text:p text:style-name="P7"/>
      <text:p text:style-name="P7"><text:span text:style-name="T2">public interface </text:span><text:span text:style-name="T7">Map </text:span><text:span text:style-name="T2">extends </text:span><text:span text:style-name="T7">Remote {</text:span><text:line-break/><text:line-break/><text:span text:style-name="T7"> <text:s text:c="3"/></text:span><text:span text:style-name="T2">public </text:span><text:span text:style-name="T7">String </text:span><text:span text:style-name="T11">addCountry</text:span><text:span text:style-name="T7">(</text:span><text:span text:style-name="T2">int </text:span><text:span text:style-name="T7">id</text:span><text:span text:style-name="T2">, </text:span><text:span text:style-name="T7">String name) </text:span><text:span text:style-name="T2">throws </text:span><text:span text:style-name="T7">RemoteException</text:span><text:span text:style-name="T2">;</text:span><text:line-break/><text:span text:style-name="T2"> <text:s text:c="3"/>public </text:span><text:span text:style-name="T7">String </text:span><text:span text:style-name="T11">deleteCountry</text:span><text:span text:style-name="T7">(</text:span><text:span text:style-name="T2">int </text:span><text:span text:style-name="T7">id) </text:span><text:span text:style-name="T2">throws </text:span><text:span text:style-name="T7">RemoteException</text:span><text:span text:style-name="T2">;</text:span><text:line-break/><text:span text:style-name="T2"> <text:s text:c="3"/>public </text:span><text:span text:style-name="T7">String </text:span><text:span text:style-name="T11">showCountries</text:span><text:span text:style-name="T7">() </text:span><text:span text:style-name="T2">throws </text:span><text:span text:style-name="T7">RemoteException</text:span><text:span text:style-name="T2">;</text:span><text:line-break/><text:line-break/><text:span text:style-name="T2"> <text:s text:c="3"/>public </text:span><text:span text:style-name="T7">String </text:span><text:span text:style-name="T11">addCity</text:span><text:span text:style-name="T7">(</text:span><text:span text:style-name="T2">int </text:span><text:span text:style-name="T7">idCity</text:span><text:span text:style-name="T2">, int </text:span><text:span text:style-name="T7">idCountry</text:span><text:span text:style-name="T2">, </text:span><text:span text:style-name="T7">String name</text:span><text:span text:style-name="T2">, int </text:span><text:span text:style-name="T7">count</text:span><text:span text:style-name="T2">, int </text:span><text:span text:style-name="T7">isCapital)</text:span><text:span text:style-name="T2">throws </text:span><text:span text:style-name="T7">RemoteException</text:span><text:span text:style-name="T2">;</text:span><text:line-break/><text:span text:style-name="T2"> <text:s text:c="3"/>public </text:span><text:span text:style-name="T7">String </text:span><text:span text:style-name="T11">deleteCity</text:span><text:span text:style-name="T7">(</text:span><text:span text:style-name="T2">int </text:span><text:span text:style-name="T7">id) </text:span><text:span text:style-name="T2">throws </text:span><text:span text:style-name="T7">RemoteException</text:span><text:span text:style-name="T2">;</text:span><text:line-break/><text:span text:style-name="T2"> <text:s text:c="3"/>public </text:span><text:span text:style-name="T7">String </text:span><text:span text:style-name="T11">showCities</text:span><text:span text:style-name="T7">(</text:span><text:span text:style-name="T2">int </text:span><text:span text:style-name="T7">idCountry) </text:span><text:span text:style-name="T2">throws </text:span><text:span text:style-name="T7">RemoteException</text:span><text:span text:style-name="T2">;</text:span><text:line-break/><text:span text:style-name="T2"> <text:s text:c="3"/>public </text:span><text:span text:style-name="T7">String </text:span><text:span text:style-name="T11">showAllCities</text:span><text:span text:style-name="T7">() </text:span><text:span text:style-name="T2">throws </text:span><text:span text:style-name="T7">RemoteException</text:span><text:span text:style-name="T2">;</text:span><text:line-break/><text:span text:style-name="T2"> <text:s text:c="3"/>public </text:span><text:span text:style-name="T7">String </text:span><text:span text:style-name="T11">changeCityInfo</text:span><text:span text:style-name="T7">(</text:span><text:span text:style-name="T2">int </text:span><text:span text:style-name="T7">idCity</text:span><text:span text:style-name="T2">,int </text:span><text:span text:style-name="T7">idCountry</text:span><text:span text:style-name="T2">, </text:span><text:span text:style-name="T7">String name</text:span><text:span text:style-name="T2">, int </text:span><text:span text:style-name="T7">count</text:span><text:span text:style-name="T2">, int </text:span><text:span text:style-name="T7">isCapital) </text:span><text:span text:style-name="T2">throws </text:span><text:span text:style-name="T7">RemoteException</text:span><text:span text:style-name="T2">;</text:span><text:line-break/><text:span text:style-name="T2"> <text:s text:c="3"/>public </text:span><text:span text:style-name="T7">String </text:span><text:span text:style-name="T11">countCities</text:span><text:span text:style-name="T7">(</text:span><text:span text:style-name="T2">int </text:span><text:span text:style-name="T7">idCountry) </text:span><text:span text:style-name="T2">throws </text:span><text:span text:style-name="T7">RemoteException</text:span><text:span text:style-name="T2">;</text:span><text:line-break/><text:line-break/><text:span text:style-name="T7">}</text:span></text:p>
      <text:p text:style-name="P7"/>
      <text:p text:style-name="P7"><text:span text:style-name="T2">package </text:span><text:span text:style-name="T7">com.company</text:span><text:span text:style-name="T2">;</text:span><text:line-break/><text:line-break/><text:span text:style-name="T2">import </text:span><text:span text:style-name="T7">com.myrmi.Map</text:span><text:span text:style-name="T2">;</text:span><text:line-break/><text:span text:style-name="T2">import </text:span><text:span text:style-name="T7">java.sql.*</text:span><text:span text:style-name="T2">;</text:span><text:line-break/><text:line-break/><text:span text:style-name="T2">import </text:span><text:span text:style-name="T7">java.rmi.RemoteException</text:span><text:span text:style-name="T2">;</text:span><text:line-break/><text:span text:style-name="T2">import </text:span><text:span text:style-name="T7">java.rmi.server.UnicastRemoteObject</text:span><text:span text:style-name="T2">;</text:span><text:line-break/><text:span text:style-name="T2">import </text:span><text:span text:style-name="T7">java.sql.Connection</text:span><text:span text:style-name="T2">;</text:span><text:line-break/><text:span text:style-name="T2">import </text:span><text:span text:style-name="T7">java.sql.DriverManager</text:span><text:span text:style-name="T2">;</text:span><text:line-break/><text:span text:style-name="T2">import </text:span><text:span text:style-name="T7">java.sql.SQLException</text:span><text:span text:style-name="T2">;</text:span><text:line-break/><text:span text:style-name="T2">import </text:span><text:span text:style-name="T7">java.sql.Statement</text:span><text:span text:style-name="T2">;</text:span><text:line-break/><text:line-break/><text:span text:style-name="T2">public class </text:span><text:span text:style-name="T7">MapImpl </text:span><text:span text:style-name="T2">extends </text:span><text:span text:style-name="T7">UnicastRemoteObject</text:span><text:line-break/><text:span text:style-name="T2">implements </text:span><text:span text:style-name="T7">Map {</text:span><text:line-break/><text:line-break/><text:span text:style-name="T7"> <text:s text:c="3"/></text:span><text:span text:style-name="T2">private <text:s/></text:span><text:span text:style-name="T7">String </text:span><text:span text:style-name="T12">URL </text:span><text:span text:style-name="T7">= </text:span><text:span text:style-name="T15">""</text:span><text:span text:style-name="T2">;</text:span><text:line-break/><text:span text:style-name="T2"> <text:s text:c="3"/>private <text:s/></text:span><text:span text:style-name="T7">String </text:span><text:span text:style-name="T12">USERNAME </text:span><text:span text:style-name="T7">= </text:span><text:span text:style-name="T15">""</text:span><text:span text:style-name="T2">;</text:span><text:line-break/><text:span text:style-name="T2"> <text:s text:c="3"/>private <text:s/></text:span><text:span text:style-name="T7">String </text:span><text:span text:style-name="T12">PASSWORD </text:span><text:span text:style-name="T7">= </text:span><text:span text:style-name="T15">""</text:span><text:span text:style-name="T2">;</text:span><text:line-break/><text:line-break/><text:span text:style-name="T2"> <text:s text:c="3"/>private </text:span><text:span text:style-name="T7">Connection </text:span><text:span text:style-name="T12">connection </text:span><text:span text:style-name="T7">= </text:span><text:span text:style-name="T2">null;</text:span><text:line-break/><text:span text:style-name="T2"> <text:s text:c="3"/>private </text:span><text:span text:style-name="T7">Statement </text:span><text:span text:style-name="T12">statement </text:span><text:span text:style-name="T7">= </text:span><text:span text:style-name="T2">null;</text:span><text:line-break/><text:line-break/><text:span text:style-name="T2"> <text:s text:c="3"/>public </text:span><text:span text:style-name="T11">MapImpl</text:span><text:span text:style-name="T7">(String DBName</text:span><text:span text:style-name="T2">, </text:span><text:span text:style-name="T7">String ip</text:span><text:span text:style-name="T2">, int </text:span><text:span text:style-name="T7">port</text:span><text:span text:style-name="T2">, </text:span><text:span text:style-name="T7">String userName</text:span><text:span text:style-name="T2">, </text:span><text:span text:style-name="T7">String password) </text:span><text:span text:style-name="T2">throws </text:span><text:span text:style-name="T7">RemoteException {</text:span><text:line-break/><text:span text:style-name="T7"> <text:s text:c="7"/></text:span><text:span text:style-name="T2">super</text:span><text:span text:style-name="T7">()</text:span><text:span text:style-name="T2">;</text:span><text:line-break/><text:span text:style-name="T2"> <text:s text:c="7"/></text:span><text:span text:style-name="T12">URL </text:span><text:span text:style-name="T7">= </text:span><text:span text:style-name="T15">"jdbc:mysql://"</text:span><text:span text:style-name="T7">+ ip + </text:span><text:span text:style-name="T15">":" </text:span><text:span text:style-name="T7">+ port + </text:span><text:span text:style-name="T15">"/" </text:span><text:span text:style-name="T7">+ DBName + </text:span><text:span text:style-name="T15">"?serverTimezone=UTC"</text:span><text:span text:style-name="T2">;</text:span><text:line-break/><text:span text:style-name="T2"> <text:s text:c="7"/></text:span><text:span text:style-name="T12">USERNAME </text:span><text:span text:style-name="T7">= userName</text:span><text:span text:style-name="T2">;</text:span><text:line-break/><text:span text:style-name="T2"> <text:s text:c="7"/></text:span><text:span text:style-name="T12">PASSWORD </text:span><text:span text:style-name="T7">= password</text:span><text:span text:style-name="T2">;</text:span><text:line-break/><text:line-break/><text:span text:style-name="T2"> <text:s text:c="7"/>try </text:span><text:span text:style-name="T7">{</text:span><text:line-break/><text:span text:style-name="T7"> <text:s text:c="11"/>Class.</text:span><text:span text:style-name="T9">forName</text:span><text:span text:style-name="T7">(</text:span><text:span text:style-name="T15">"com.mysql.cj.jdbc.Driver"</text:span><text:span text:style-name="T7">).newInstance()</text:span><text:span text:style-name="T2">;</text:span><text:line-break/><text:span text:style-name="T2"> <text:s text:c="7"/></text:span><text:span text:style-name="T7">} </text:span><text:span text:style-name="T2">catch </text:span><text:span text:style-name="T7">(InstantiationException e) {</text:span><text:line-break/><text:span text:style-name="T7"> <text:s text:c="11"/>e.printStackTrace()</text:span><text:span text:style-name="T2">;</text:span><text:line-break/><text:span text:style-name="T2"> <text:s text:c="7"/></text:span><text:span text:style-name="T7">} </text:span><text:span text:style-name="T2">catch </text:span><text:span text:style-name="T7">(IllegalAccessException e) {</text:span><text:line-break/><text:soft-page-break/><text:span text:style-name="T7"> <text:s text:c="11"/>e.printStackTrace()</text:span><text:span text:style-name="T2">;</text:span><text:line-break/><text:span text:style-name="T2"> <text:s text:c="7"/></text:span><text:span text:style-name="T7">} </text:span><text:span text:style-name="T2">catch </text:span><text:span text:style-name="T7">(ClassNotFoundException e) {</text:span><text:line-break/><text:span text:style-name="T7"> <text:s text:c="11"/>e.printStackTrace()</text:span><text:span text:style-name="T2">;</text:span><text:line-break/><text:span text:style-name="T2"> <text:s text:c="7"/></text:span><text:span text:style-name="T7">}</text:span><text:line-break/><text:line-break/><text:span text:style-name="T7"> <text:s text:c="7"/></text:span><text:span text:style-name="T2">try </text:span><text:span text:style-name="T7">{</text:span><text:line-break/><text:span text:style-name="T7"> <text:s text:c="11"/></text:span><text:span text:style-name="T12">connection </text:span><text:span text:style-name="T7">= DriverManager.</text:span><text:span text:style-name="T9">getConnection</text:span><text:span text:style-name="T7">(</text:span><text:span text:style-name="T12">URL</text:span><text:span text:style-name="T2">, </text:span><text:span text:style-name="T12">USERNAME</text:span><text:span text:style-name="T2">, </text:span><text:span text:style-name="T12">PASSWORD</text:span><text:span text:style-name="T7">)</text:span><text:span text:style-name="T2">;</text:span><text:line-break/><text:span text:style-name="T2"> <text:s text:c="11"/></text:span><text:span text:style-name="T12">statement </text:span><text:span text:style-name="T7">= </text:span><text:span text:style-name="T12">connection</text:span><text:span text:style-name="T7">.createStatement()</text:span><text:span text:style-name="T2">;</text:span><text:line-break/><text:span text:style-name="T2"> <text:s text:c="7"/></text:span><text:span text:style-name="T7">} </text:span><text:span text:style-name="T2">catch </text:span><text:span text:style-name="T7">(SQLException e) {</text:span><text:line-break/><text:span text:style-name="T7"> <text:s text:c="11"/>e.printStackTrace()</text:span><text:span text:style-name="T2">;</text:span><text:line-break/><text:span text:style-name="T2"> <text:s text:c="7"/></text:span><text:span text:style-name="T7">}</text:span><text:line-break/><text:line-break/><text:span text:style-name="T7"> <text:s text:c="3"/>}</text:span><text:line-break/><text:line-break/><text:span text:style-name="T17">////////////////////////////////////////////////////////////////////////////////////////////////////////////////////////</text:span><text:line-break/><text:line-break/><text:span text:style-name="T17"> <text:s text:c="3"/></text:span><text:span text:style-name="T2">public </text:span><text:span text:style-name="T7">String </text:span><text:span text:style-name="T11">addCountry</text:span><text:span text:style-name="T7">(</text:span><text:span text:style-name="T2">int </text:span><text:span text:style-name="T7">id</text:span><text:span text:style-name="T2">, </text:span><text:span text:style-name="T7">String name)</text:span><text:span text:style-name="T2">throws </text:span><text:span text:style-name="T7">RemoteException {</text:span><text:line-break/><text:span text:style-name="T7"> <text:s text:c="7"/>String sql = </text:span><text:span text:style-name="T15">"INSERT INTO COUNTRIES (ID_CO, NAME)" </text:span><text:span text:style-name="T7">+ </text:span><text:span text:style-name="T15">"VALUES ("</text:span><text:span text:style-name="T7">+id+</text:span><text:span text:style-name="T15">", '"</text:span><text:span text:style-name="T7">+name+</text:span><text:span text:style-name="T15">"')"</text:span><text:span text:style-name="T2">;</text:span><text:line-break/><text:line-break/><text:span text:style-name="T2"> <text:s text:c="7"/>try </text:span><text:span text:style-name="T7">{</text:span><text:line-break/><text:span text:style-name="T7"> <text:s text:c="11"/></text:span><text:span text:style-name="T12">statement</text:span><text:span text:style-name="T7">.executeUpdate(sql)</text:span><text:span text:style-name="T2">;</text:span><text:line-break/><text:span text:style-name="T2"> <text:s text:c="11"/></text:span><text:span text:style-name="T7">System.</text:span><text:span text:style-name="T13">out</text:span><text:span text:style-name="T7">.println(</text:span><text:span text:style-name="T15">"[Map::addCountry()] Страна " </text:span><text:span text:style-name="T7">+ name + </text:span><text:span text:style-name="T15">" успешно добавлена!"</text:span><text:span text:style-name="T7">)</text:span><text:span text:style-name="T2">;</text:span><text:line-break/><text:span text:style-name="T2"> <text:s text:c="11"/>return </text:span><text:span text:style-name="T15">"[Map::addCountry()] Страна " </text:span><text:span text:style-name="T7">+ name + </text:span><text:span text:style-name="T15">" успешно добавлена!"</text:span><text:span text:style-name="T2">;</text:span><text:line-break/><text:span text:style-name="T2"> <text:s text:c="7"/></text:span><text:span text:style-name="T7">} </text:span><text:span text:style-name="T2">catch </text:span><text:span text:style-name="T7">(SQLException e) {</text:span><text:line-break/><text:span text:style-name="T7"> <text:s text:c="11"/>System.</text:span><text:span text:style-name="T13">out</text:span><text:span text:style-name="T7">.println(</text:span><text:span text:style-name="T15">"[Map::addCountry()] ОШИБКА! Страна " </text:span><text:span text:style-name="T7">+ name + </text:span><text:span text:style-name="T15">" не добавлена!"</text:span><text:span text:style-name="T7">)</text:span><text:span text:style-name="T2">;</text:span><text:line-break/><text:span text:style-name="T2"> <text:s text:c="11"/></text:span><text:span text:style-name="T7">System.</text:span><text:span text:style-name="T13">out</text:span><text:span text:style-name="T7">.println(</text:span><text:span text:style-name="T15">" &gt;&gt; "</text:span><text:span text:style-name="T7">+e.getMessage())</text:span><text:span text:style-name="T2">;</text:span><text:line-break/><text:span text:style-name="T2"> <text:s text:c="11"/>return </text:span><text:span text:style-name="T15">"[Map::addCountry()] ОШИБКА! Страна " </text:span><text:span text:style-name="T7">+ name + </text:span><text:span text:style-name="T15">" не добавлена!"</text:span><text:span text:style-name="T2">;</text:span><text:line-break/><text:span text:style-name="T2"> <text:s text:c="7"/></text:span><text:span text:style-name="T7">}</text:span><text:line-break/><text:span text:style-name="T7"> <text:s text:c="3"/>}</text:span><text:line-break/><text:line-break/><text:span text:style-name="T7"> <text:s text:c="3"/></text:span><text:span text:style-name="T2">public </text:span><text:span text:style-name="T7">String </text:span><text:span text:style-name="T11">deleteCountry</text:span><text:span text:style-name="T7">(</text:span><text:span text:style-name="T2">int </text:span><text:span text:style-name="T7">id) </text:span><text:span text:style-name="T2">throws </text:span><text:span text:style-name="T7">RemoteException{</text:span><text:line-break/><text:span text:style-name="T7"> <text:s text:c="7"/>String sql = </text:span><text:span text:style-name="T15">"DELETE FROM COUNTRIES WHERE ID_CO = " </text:span><text:span text:style-name="T7">+ id</text:span><text:span text:style-name="T2">;</text:span><text:line-break/><text:span text:style-name="T2"> <text:s text:c="7"/>try </text:span><text:span text:style-name="T7">{</text:span><text:line-break/><text:span text:style-name="T7"> <text:s text:c="11"/></text:span><text:span text:style-name="T2">int </text:span><text:span text:style-name="T7">c = </text:span><text:span text:style-name="T12">statement</text:span><text:span text:style-name="T7">.executeUpdate(sql)</text:span><text:span text:style-name="T2">;</text:span><text:line-break/><text:line-break/><text:span text:style-name="T2"> <text:s text:c="11"/>if </text:span><text:span text:style-name="T7">(c&gt;</text:span><text:span text:style-name="T18">0</text:span><text:span text:style-name="T7">) {</text:span><text:line-break/><text:span text:style-name="T7"> <text:s text:c="15"/>System.</text:span><text:span text:style-name="T13">out</text:span><text:span text:style-name="T7">.println(</text:span><text:span text:style-name="T15">"[Map::deleteCountry()] Страна с идентификатором " </text:span><text:span text:style-name="T7">+ id +</text:span><text:span text:style-name="T15">" успешно удалена!"</text:span><text:span text:style-name="T7">)</text:span><text:span text:style-name="T2">;</text:span><text:line-break/><text:span text:style-name="T2"> <text:s text:c="15"/>return </text:span><text:span text:style-name="T15">"[Map::deleteCountry()] Страна с идентификатором " </text:span><text:span text:style-name="T7">+ id +</text:span><text:span text:style-name="T15">" успешно удалена!"</text:span><text:span text:style-name="T2">;</text:span><text:line-break/><text:span text:style-name="T2"> <text:s text:c="11"/></text:span><text:span text:style-name="T7">} </text:span><text:span text:style-name="T2">else </text:span><text:span text:style-name="T7">{</text:span><text:line-break/><text:span text:style-name="T7"> <text:s text:c="15"/>System.</text:span><text:span text:style-name="T13">out</text:span><text:span text:style-name="T7">.println(</text:span><text:span text:style-name="T15">"[Map::deleteCountry()] Страна с идентификатором " </text:span><text:span text:style-name="T7">+ id +</text:span><text:span text:style-name="T15">" не найдена!"</text:span><text:span text:style-name="T7">)</text:span><text:span text:style-name="T2">;</text:span><text:line-break/><text:span text:style-name="T2"> <text:s text:c="15"/>return </text:span><text:span text:style-name="T15">"[Map::deleteCountry()] Страна с идентификатором " </text:span><text:span text:style-name="T7">+ id +</text:span><text:span text:style-name="T15">" не найдена!"</text:span><text:span text:style-name="T2">;</text:span><text:line-break/><text:span text:style-name="T2"> <text:s text:c="11"/></text:span><text:span text:style-name="T7">}</text:span><text:line-break/><text:line-break/><text:span text:style-name="T7"> <text:s text:c="7"/>} </text:span><text:span text:style-name="T2">catch </text:span><text:span text:style-name="T7">(SQLException e) {</text:span><text:line-break/><text:span text:style-name="T7"> <text:s text:c="11"/>System.</text:span><text:span text:style-name="T13">out</text:span><text:span text:style-name="T7">.println(</text:span><text:span text:style-name="T15">"[Map::deleteCountry()] ОШИБКА при удалении страны с идентификатором " </text:span><text:span text:style-name="T7">+ id + </text:span><text:span text:style-name="T15">", в этой стране есть города (удалите сначала их)"</text:span><text:span text:style-name="T7">)</text:span><text:span text:style-name="T2">;</text:span><text:line-break/><text:span text:style-name="T17">// <text:s text:c="11"/>System.out.println(" &gt;&gt; " + e.getMessage());</text:span><text:line-break/><text:span text:style-name="T17"> <text:s text:c="11"/></text:span><text:span text:style-name="T2">return </text:span><text:span text:style-name="T15">"[Map::deleteCountry()] ОШИБКА при удалении страны с идентификатором " </text:span><text:span text:style-name="T7">+ id + </text:span><text:span text:style-name="T15">", в этой стране есть города (удалите сначала их)"</text:span><text:span text:style-name="T2">;</text:span><text:line-break/><text:span text:style-name="T2"> <text:s text:c="7"/></text:span><text:span text:style-name="T7">}</text:span><text:line-break/><text:span text:style-name="T7"> <text:s text:c="3"/>}</text:span><text:line-break/><text:line-break/><text:span text:style-name="T7"> <text:s text:c="3"/></text:span><text:span text:style-name="T2">public </text:span><text:span text:style-name="T7">String </text:span><text:span text:style-name="T11">showCountries</text:span><text:span text:style-name="T7">() </text:span><text:span text:style-name="T2">throws </text:span><text:span text:style-name="T7">RemoteException {</text:span><text:line-break/><text:span text:style-name="T7"> <text:s text:c="7"/>String sql = </text:span><text:span text:style-name="T15">"SELECT ID_CO, NAME FROM COUNTRIES"</text:span><text:span text:style-name="T2">;</text:span><text:line-break/><text:span text:style-name="T2"> <text:s text:c="7"/></text:span><text:span text:style-name="T7">String res = </text:span><text:span text:style-name="T15">"[Map::showCountries()] СПИСОК СТРАН: " </text:span><text:span text:style-name="T7">+ </text:span><text:span text:style-name="T15">"-"</text:span><text:span text:style-name="T2">;</text:span><text:line-break/><text:span text:style-name="T2"> <text:s text:c="7"/>try</text:span><text:line-break/><text:soft-page-break/><text:span text:style-name="T2"> <text:s text:c="7"/></text:span><text:span text:style-name="T7">{</text:span><text:line-break/><text:span text:style-name="T7"> <text:s text:c="11"/>ResultSet rs = </text:span><text:span text:style-name="T12">statement</text:span><text:span text:style-name="T7">.executeQuery(sql)</text:span><text:span text:style-name="T2">;</text:span><text:line-break/><text:span text:style-name="T2"> <text:s text:c="11"/></text:span><text:span text:style-name="T7">System.</text:span><text:span text:style-name="T13">out</text:span><text:span text:style-name="T7">.println(</text:span><text:span text:style-name="T15">"[Map::showCountries()] СПИСОК СТРАН:"</text:span><text:span text:style-name="T7">)</text:span><text:span text:style-name="T2">;</text:span><text:line-break/><text:span text:style-name="T2"> <text:s text:c="11"/>while </text:span><text:span text:style-name="T7">(rs.next())</text:span><text:line-break/><text:span text:style-name="T7"> <text:s text:c="11"/>{</text:span><text:line-break/><text:span text:style-name="T7"> <text:s text:c="15"/></text:span><text:span text:style-name="T2">int </text:span><text:span text:style-name="T7">id = rs.getInt(</text:span><text:span text:style-name="T15">"ID_CO"</text:span><text:span text:style-name="T7">)</text:span><text:span text:style-name="T2">;</text:span><text:line-break/><text:span text:style-name="T2"> <text:s text:c="15"/></text:span><text:span text:style-name="T7">String name = rs.getString(</text:span><text:span text:style-name="T15">"NAME"</text:span><text:span text:style-name="T7">)</text:span><text:span text:style-name="T2">;</text:span><text:line-break/><text:span text:style-name="T2"> <text:s text:c="15"/></text:span><text:span text:style-name="T7">System.</text:span><text:span text:style-name="T13">out</text:span><text:span text:style-name="T7">.println(</text:span><text:span text:style-name="T15">" &gt;&gt; "</text:span><text:span text:style-name="T7">+ id + </text:span><text:span text:style-name="T15">", " </text:span><text:span text:style-name="T7">+ name)</text:span><text:span text:style-name="T2">;</text:span><text:line-break/><text:span text:style-name="T2"> <text:s text:c="15"/></text:span><text:span text:style-name="T7">res += </text:span><text:span text:style-name="T15">" <text:s/>" </text:span><text:span text:style-name="T7">+ id + </text:span><text:span text:style-name="T15">". " </text:span><text:span text:style-name="T7">+ name + </text:span><text:span text:style-name="T15">"-"</text:span><text:span text:style-name="T2">;</text:span><text:line-break/><text:span text:style-name="T2"> <text:s text:c="11"/></text:span><text:span text:style-name="T7">}</text:span><text:line-break/><text:span text:style-name="T7"> <text:s text:c="11"/>rs.close()</text:span><text:span text:style-name="T2">;</text:span><text:line-break/><text:span text:style-name="T2"> <text:s text:c="7"/></text:span><text:span text:style-name="T7">} </text:span><text:span text:style-name="T2">catch </text:span><text:span text:style-name="T7">(SQLException e)</text:span><text:line-break/><text:span text:style-name="T7"> <text:s text:c="7"/>{</text:span><text:line-break/><text:span text:style-name="T7"> <text:s text:c="11"/>res = </text:span><text:span text:style-name="T15">"[Map::showCountries()] ОШИБКА при получении списка стран"</text:span><text:span text:style-name="T2">;</text:span><text:line-break/><text:span text:style-name="T2"> <text:s text:c="11"/></text:span><text:span text:style-name="T7">System.</text:span><text:span text:style-name="T13">out</text:span><text:span text:style-name="T7">.println(</text:span><text:span text:style-name="T15">"[Map::showCountries()] ОШИБКА при получении списка стран"</text:span><text:span text:style-name="T7">)</text:span><text:span text:style-name="T2">;</text:span><text:line-break/><text:span text:style-name="T2"> <text:s text:c="11"/></text:span><text:span text:style-name="T7">System.</text:span><text:span text:style-name="T13">out</text:span><text:span text:style-name="T7">.println(</text:span><text:span text:style-name="T15">" &gt;&gt; "</text:span><text:span text:style-name="T7">+e.getMessage())</text:span><text:span text:style-name="T2">;</text:span><text:line-break/><text:span text:style-name="T2"> <text:s text:c="7"/></text:span><text:span text:style-name="T7">}</text:span><text:line-break/><text:span text:style-name="T7"> <text:s text:c="7"/></text:span><text:span text:style-name="T2">return </text:span><text:span text:style-name="T7">res</text:span><text:span text:style-name="T2">;</text:span><text:line-break/><text:span text:style-name="T2"> <text:s text:c="3"/></text:span><text:span text:style-name="T7">}</text:span><text:line-break/><text:line-break/><text:span text:style-name="T17">////////////////////////////////////////////////////////////////////////////////////////////////////////////////////////</text:span><text:line-break/><text:line-break/><text:span text:style-name="T17"> <text:s text:c="3"/></text:span><text:span text:style-name="T2">public </text:span><text:span text:style-name="T7">String </text:span><text:span text:style-name="T11">addCity</text:span><text:span text:style-name="T7">(</text:span><text:span text:style-name="T2">int </text:span><text:span text:style-name="T7">idCity</text:span><text:span text:style-name="T2">, int </text:span><text:span text:style-name="T7">idCountry</text:span><text:span text:style-name="T2">, </text:span><text:span text:style-name="T7">String name</text:span><text:span text:style-name="T2">, int </text:span><text:span text:style-name="T7">count</text:span><text:span text:style-name="T2">, int </text:span><text:span text:style-name="T7">isCapital) </text:span><text:span text:style-name="T2">throws </text:span><text:span text:style-name="T7">RemoteException {</text:span><text:line-break/><text:span text:style-name="T7"> <text:s text:c="7"/>String sql = </text:span><text:span text:style-name="T15">"INSERT INTO CITIES (ID_CI, ID_CO, NAME, COUNT, ISCAPITAL)" </text:span><text:span text:style-name="T7">+ </text:span><text:span text:style-name="T15">"VALUES ("</text:span><text:span text:style-name="T7">+idCity+</text:span><text:span text:style-name="T15">","</text:span><text:span text:style-name="T7">+idCountry+</text:span><text:span text:style-name="T15">", '"</text:span><text:span text:style-name="T7">+name+</text:span><text:span text:style-name="T15">"',"</text:span><text:span text:style-name="T7">+count+</text:span><text:span text:style-name="T15">","</text:span><text:span text:style-name="T7">+isCapital+</text:span><text:span text:style-name="T15">")"</text:span><text:span text:style-name="T2">;</text:span><text:line-break/><text:line-break/><text:span text:style-name="T2"> <text:s text:c="7"/>try </text:span><text:span text:style-name="T7">{</text:span><text:line-break/><text:span text:style-name="T7"> <text:s text:c="11"/></text:span><text:span text:style-name="T12">statement</text:span><text:span text:style-name="T7">.executeUpdate(sql)</text:span><text:span text:style-name="T2">;</text:span><text:line-break/><text:span text:style-name="T2"> <text:s text:c="11"/></text:span><text:span text:style-name="T7">System.</text:span><text:span text:style-name="T13">out</text:span><text:span text:style-name="T7">.println(</text:span><text:span text:style-name="T15">"[Map::addCountry()] Страна " </text:span><text:span text:style-name="T7">+ name + </text:span><text:span text:style-name="T15">" успешно добавлена!"</text:span><text:span text:style-name="T7">)</text:span><text:span text:style-name="T2">;</text:span><text:line-break/><text:span text:style-name="T2"> <text:s text:c="11"/>return </text:span><text:span text:style-name="T15">"[Map::addCountry()] Страна " </text:span><text:span text:style-name="T7">+ name + </text:span><text:span text:style-name="T15">" успешно добавлена!"</text:span><text:span text:style-name="T2">;</text:span><text:line-break/><text:span text:style-name="T2"> <text:s text:c="7"/></text:span><text:span text:style-name="T7">} </text:span><text:span text:style-name="T2">catch </text:span><text:span text:style-name="T7">(SQLException e) {</text:span><text:line-break/><text:span text:style-name="T7"> <text:s text:c="11"/>System.</text:span><text:span text:style-name="T13">out</text:span><text:span text:style-name="T7">.println(</text:span><text:span text:style-name="T15">"[Map::addCountry()] ОШИБКА! Страна " </text:span><text:span text:style-name="T7">+ name + </text:span><text:span text:style-name="T15">" не добавлена!"</text:span><text:span text:style-name="T7">)</text:span><text:span text:style-name="T2">;</text:span><text:line-break/><text:span text:style-name="T2"> <text:s text:c="11"/></text:span><text:span text:style-name="T7">System.</text:span><text:span text:style-name="T13">out</text:span><text:span text:style-name="T7">.println(</text:span><text:span text:style-name="T15">" &gt;&gt; " </text:span><text:span text:style-name="T7">+ e.getMessage())</text:span><text:span text:style-name="T2">;</text:span><text:line-break/><text:span text:style-name="T2"> <text:s text:c="11"/>return </text:span><text:span text:style-name="T15">"[Map::addCountry()] ОШИБКА! Страна " </text:span><text:span text:style-name="T7">+ name + </text:span><text:span text:style-name="T15">" не добавлена!"</text:span><text:span text:style-name="T2">;</text:span><text:line-break/><text:span text:style-name="T2"> <text:s text:c="7"/></text:span><text:span text:style-name="T7">}</text:span><text:line-break/><text:span text:style-name="T7"> <text:s text:c="3"/>}</text:span><text:line-break/><text:line-break/><text:span text:style-name="T7"> <text:s text:c="3"/></text:span><text:span text:style-name="T2">public </text:span><text:span text:style-name="T7">String </text:span><text:span text:style-name="T11">deleteCity</text:span><text:span text:style-name="T7">(</text:span><text:span text:style-name="T2">int </text:span><text:span text:style-name="T7">id) </text:span><text:span text:style-name="T2">throws </text:span><text:span text:style-name="T7">RemoteException {</text:span><text:line-break/><text:span text:style-name="T7"> <text:s text:c="7"/>String sql = </text:span><text:span text:style-name="T15">"DELETE FROM CITIES WHERE ID_CI = " </text:span><text:span text:style-name="T7">+ id</text:span><text:span text:style-name="T2">;</text:span><text:line-break/><text:span text:style-name="T2"> <text:s text:c="7"/>try </text:span><text:span text:style-name="T7">{</text:span><text:line-break/><text:span text:style-name="T7"> <text:s text:c="11"/></text:span><text:span text:style-name="T2">int </text:span><text:span text:style-name="T7">c = </text:span><text:span text:style-name="T12">statement</text:span><text:span text:style-name="T7">.executeUpdate(sql)</text:span><text:span text:style-name="T2">;</text:span><text:line-break/><text:line-break/><text:span text:style-name="T2"> <text:s text:c="11"/>if </text:span><text:span text:style-name="T7">(c&gt;</text:span><text:span text:style-name="T18">0</text:span><text:span text:style-name="T7">) {</text:span><text:line-break/><text:span text:style-name="T7"> <text:s text:c="15"/>System.</text:span><text:span text:style-name="T13">out</text:span><text:span text:style-name="T7">.println(</text:span><text:span text:style-name="T15">"[Map::deleteCity()] Город с идентификатором " </text:span><text:span text:style-name="T7">+ id +</text:span><text:span text:style-name="T15">" успешно удалена!"</text:span><text:span text:style-name="T7">)</text:span><text:span text:style-name="T2">;</text:span><text:line-break/><text:span text:style-name="T2"> <text:s text:c="15"/>return </text:span><text:span text:style-name="T15">"[Map::deleteCity()] Город с идентификатором " </text:span><text:span text:style-name="T7">+ id +</text:span><text:span text:style-name="T15">" успешно удалена!"</text:span><text:span text:style-name="T2">;</text:span><text:line-break/><text:span text:style-name="T2"> <text:s text:c="11"/></text:span><text:span text:style-name="T7">} </text:span><text:span text:style-name="T2">else </text:span><text:span text:style-name="T7">{</text:span><text:line-break/><text:span text:style-name="T7"> <text:s text:c="15"/>System.</text:span><text:span text:style-name="T13">out</text:span><text:span text:style-name="T7">.println(</text:span><text:span text:style-name="T15">"[Map::deleteCity()] Город с идентификатором " </text:span><text:span text:style-name="T7">+ id +</text:span><text:span text:style-name="T15">" не найдена!"</text:span><text:span text:style-name="T7">)</text:span><text:span text:style-name="T2">;</text:span><text:line-break/><text:span text:style-name="T2"> <text:s text:c="15"/>return </text:span><text:span text:style-name="T15">"[Map::deleteCity()] Город с идентификатором " </text:span><text:span text:style-name="T7">+ id +</text:span><text:span text:style-name="T15">" не найдена!"</text:span><text:span text:style-name="T2">;</text:span><text:line-break/><text:span text:style-name="T2"> <text:s text:c="11"/></text:span><text:span text:style-name="T7">}</text:span><text:line-break/><text:line-break/><text:span text:style-name="T7"> <text:s text:c="7"/>} </text:span><text:span text:style-name="T2">catch </text:span><text:span text:style-name="T7">(SQLException e) {</text:span><text:line-break/><text:span text:style-name="T7"> <text:s text:c="11"/>System.</text:span><text:span text:style-name="T13">out</text:span><text:span text:style-name="T7">.println(</text:span><text:span text:style-name="T15">"[Map::deleteCity()] ОШИБКА при удалении города с идентификатором " </text:span><text:span text:style-name="T7">+ id)</text:span><text:span text:style-name="T2">;</text:span><text:line-break/><text:span text:style-name="T2"> <text:s text:c="11"/></text:span><text:span text:style-name="T17">//System.out.println(" &gt;&gt; " + e.getMessage());</text:span><text:line-break/><text:span text:style-name="T17"> <text:s text:c="11"/></text:span><text:span text:style-name="T2">return </text:span><text:span text:style-name="T15">"[Map::deleteCity()] ОШИБКА при удалении города с идентификатором " </text:span><text:span text:style-name="T7">+ id</text:span><text:span text:style-name="T2">;</text:span><text:line-break/><text:soft-page-break/><text:span text:style-name="T2"> <text:s text:c="7"/></text:span><text:span text:style-name="T7">}</text:span><text:line-break/><text:span text:style-name="T7"> <text:s text:c="3"/>}</text:span><text:line-break/><text:line-break/><text:span text:style-name="T7"> <text:s text:c="3"/></text:span><text:span text:style-name="T2">public </text:span><text:span text:style-name="T7">String </text:span><text:span text:style-name="T11">showCities</text:span><text:span text:style-name="T7">(</text:span><text:span text:style-name="T2">int </text:span><text:span text:style-name="T7">idCountry) </text:span><text:span text:style-name="T2">throws </text:span><text:span text:style-name="T7">RemoteException {</text:span><text:line-break/><text:span text:style-name="T7"> <text:s text:c="7"/>String sql = </text:span><text:span text:style-name="T15">"SELECT ID_CI, ID_CO, NAME, COUNT, ISCAPITAL FROM CITIES"</text:span><text:span text:style-name="T2">;</text:span><text:line-break/><text:span text:style-name="T2"> <text:s text:c="7"/></text:span><text:span text:style-name="T7">String res = </text:span><text:span text:style-name="T15">"[Map::showCities()] СПИСОК ГОРОДОВ: " </text:span><text:span text:style-name="T7">+ </text:span><text:span text:style-name="T15">"-"</text:span><text:span text:style-name="T2">;</text:span><text:line-break/><text:span text:style-name="T2"> <text:s text:c="7"/>try</text:span><text:line-break/><text:span text:style-name="T2"> <text:s text:c="7"/></text:span><text:span text:style-name="T7">{</text:span><text:line-break/><text:span text:style-name="T7"> <text:s text:c="11"/>ResultSet rs = </text:span><text:span text:style-name="T12">statement</text:span><text:span text:style-name="T7">.executeQuery(sql)</text:span><text:span text:style-name="T2">;</text:span><text:line-break/><text:span text:style-name="T2"> <text:s text:c="11"/></text:span><text:span text:style-name="T7">System.</text:span><text:span text:style-name="T13">out</text:span><text:span text:style-name="T7">.println(</text:span><text:span text:style-name="T15">"[Map::showCities()] СПИСОК ГОРОДОВ " </text:span><text:span text:style-name="T7">+ </text:span><text:span text:style-name="T15">" :"</text:span><text:span text:style-name="T7">)</text:span><text:span text:style-name="T2">;</text:span><text:line-break/><text:span text:style-name="T2"> <text:s text:c="11"/>while </text:span><text:span text:style-name="T7">(rs.next())</text:span><text:line-break/><text:span text:style-name="T7"> <text:s text:c="11"/>{</text:span><text:line-break/><text:span text:style-name="T7"> <text:s text:c="15"/></text:span><text:span text:style-name="T2">int </text:span><text:span text:style-name="T7">idCity = rs.getInt(</text:span><text:span text:style-name="T15">"ID_CI"</text:span><text:span text:style-name="T7">)</text:span><text:span text:style-name="T2">;</text:span><text:line-break/><text:span text:style-name="T2"> <text:s text:c="15"/>int </text:span><text:span text:style-name="T7">idCountryTmp = rs.getInt(</text:span><text:span text:style-name="T15">"ID_CO"</text:span><text:span text:style-name="T7">)</text:span><text:span text:style-name="T2">;</text:span><text:line-break/><text:span text:style-name="T2"> <text:s text:c="15"/></text:span><text:span text:style-name="T7">String nameCity = rs.getString(</text:span><text:span text:style-name="T15">"NAME"</text:span><text:span text:style-name="T7">)</text:span><text:span text:style-name="T2">;</text:span><text:line-break/><text:span text:style-name="T2"> <text:s text:c="15"/></text:span><text:span text:style-name="T7">Integer count = rs.getInt(</text:span><text:span text:style-name="T15">"COUNT"</text:span><text:span text:style-name="T7">)</text:span><text:span text:style-name="T2">;</text:span><text:line-break/><text:span text:style-name="T2"> <text:s text:c="15"/></text:span><text:span text:style-name="T7">Boolean isCapital = (rs.getInt(</text:span><text:span text:style-name="T15">"ISCAPITAL"</text:span><text:span text:style-name="T7">) == </text:span><text:span text:style-name="T18">1 </text:span><text:span text:style-name="T7">? </text:span><text:span text:style-name="T2">true </text:span><text:span text:style-name="T7">: </text:span><text:span text:style-name="T2">false</text:span><text:span text:style-name="T7">)</text:span><text:span text:style-name="T2">;</text:span><text:line-break/><text:line-break/><text:span text:style-name="T2"> <text:s text:c="15"/>if </text:span><text:span text:style-name="T7">(idCountry == idCountryTmp){</text:span><text:line-break/><text:span text:style-name="T7"> <text:s text:c="19"/>System.</text:span><text:span text:style-name="T13">out</text:span><text:span text:style-name="T7">.println(</text:span><text:span text:style-name="T15">"idCity: " </text:span><text:span text:style-name="T7">+ idCity + </text:span><text:span text:style-name="T15">" <text:s/>idCountry:" </text:span><text:span text:style-name="T7">+ idCountryTmp + </text:span><text:span text:style-name="T15">" <text:s text:c="2"/>nameCity:" </text:span><text:span text:style-name="T7">+ nameCity + </text:span><text:span text:style-name="T15">" <text:s text:c="2"/>count:" </text:span><text:span text:style-name="T7">+ count + </text:span><text:span text:style-name="T15">" <text:s text:c="2"/>isCapital:" <text:s/></text:span><text:span text:style-name="T7">+ isCapital)</text:span><text:span text:style-name="T2">;</text:span><text:line-break/><text:span text:style-name="T2"> <text:s text:c="19"/></text:span><text:span text:style-name="T7">res += </text:span><text:span text:style-name="T15">"idCity: " </text:span><text:span text:style-name="T7">+ idCity + </text:span><text:span text:style-name="T15">" <text:s/>idCountry:" </text:span><text:span text:style-name="T7">+ idCountryTmp + </text:span><text:span text:style-name="T15">" <text:s text:c="2"/>nameCity:" </text:span><text:span text:style-name="T7">+ nameCity + </text:span><text:span text:style-name="T15">" <text:s text:c="2"/>count:" </text:span><text:span text:style-name="T7">+ count + </text:span><text:span text:style-name="T15">" <text:s text:c="2"/>isCapital:" <text:s/></text:span><text:span text:style-name="T7">+ isCapital + </text:span><text:span text:style-name="T15">"-"</text:span><text:span text:style-name="T2">;</text:span><text:line-break/><text:span text:style-name="T2"> <text:s text:c="15"/></text:span><text:span text:style-name="T7">}</text:span><text:line-break/><text:span text:style-name="T7"> <text:s text:c="11"/>}</text:span><text:line-break/><text:line-break/><text:span text:style-name="T7"> <text:s text:c="11"/>rs.close()</text:span><text:span text:style-name="T2">;</text:span><text:line-break/><text:span text:style-name="T2"> <text:s text:c="7"/></text:span><text:span text:style-name="T7">} </text:span><text:span text:style-name="T2">catch </text:span><text:span text:style-name="T7">(SQLException e)</text:span><text:line-break/><text:span text:style-name="T7"> <text:s text:c="7"/>{</text:span><text:line-break/><text:span text:style-name="T7"> <text:s text:c="11"/>res = </text:span><text:span text:style-name="T15">"[Map::showCities()] ОШИБКА при получении списка городов"</text:span><text:span text:style-name="T2">;</text:span><text:line-break/><text:span text:style-name="T2"> <text:s text:c="11"/></text:span><text:span text:style-name="T7">System.</text:span><text:span text:style-name="T13">out</text:span><text:span text:style-name="T7">.println(</text:span><text:span text:style-name="T15">"[Map::showCities()] ОШИБКА при получении списка городов"</text:span><text:span text:style-name="T7">)</text:span><text:span text:style-name="T2">;</text:span><text:line-break/><text:span text:style-name="T2"> <text:s text:c="11"/></text:span><text:span text:style-name="T7">System.</text:span><text:span text:style-name="T13">out</text:span><text:span text:style-name="T7">.println(</text:span><text:span text:style-name="T15">" &gt;&gt; "</text:span><text:span text:style-name="T7">+e.getMessage())</text:span><text:span text:style-name="T2">;</text:span><text:line-break/><text:span text:style-name="T2"> <text:s text:c="7"/></text:span><text:span text:style-name="T7">}</text:span><text:line-break/><text:span text:style-name="T7"> <text:s text:c="7"/></text:span><text:span text:style-name="T2">return </text:span><text:span text:style-name="T7">res</text:span><text:span text:style-name="T2">;</text:span><text:line-break/><text:span text:style-name="T2"> <text:s text:c="3"/></text:span><text:span text:style-name="T7">}</text:span><text:line-break/><text:line-break/><text:span text:style-name="T7"> <text:s text:c="3"/></text:span><text:span text:style-name="T2">public </text:span><text:span text:style-name="T7">String </text:span><text:span text:style-name="T11">showAllCities</text:span><text:span text:style-name="T7">() </text:span><text:span text:style-name="T2">throws </text:span><text:span text:style-name="T7">RemoteException {</text:span><text:line-break/><text:span text:style-name="T7"> <text:s text:c="7"/>String sql = </text:span><text:span text:style-name="T15">"SELECT ID_CI, ID_CO, NAME, COUNT, ISCAPITAL FROM CITIES"</text:span><text:span text:style-name="T2">;</text:span><text:line-break/><text:span text:style-name="T2"> <text:s text:c="7"/></text:span><text:span text:style-name="T7">String res = </text:span><text:span text:style-name="T15">"[Map::showAllCities()] СПИСОК ВСЕХ ГОРОДОВ: " </text:span><text:span text:style-name="T7">+ </text:span><text:span text:style-name="T15">"-"</text:span><text:span text:style-name="T2">;</text:span><text:line-break/><text:span text:style-name="T2"> <text:s text:c="7"/>try</text:span><text:line-break/><text:span text:style-name="T2"> <text:s text:c="7"/></text:span><text:span text:style-name="T7">{</text:span><text:line-break/><text:span text:style-name="T7"> <text:s text:c="11"/>ResultSet rs = </text:span><text:span text:style-name="T12">statement</text:span><text:span text:style-name="T7">.executeQuery(sql)</text:span><text:span text:style-name="T2">;</text:span><text:line-break/><text:span text:style-name="T2"> <text:s text:c="11"/></text:span><text:span text:style-name="T7">System.</text:span><text:span text:style-name="T13">out</text:span><text:span text:style-name="T7">.println(</text:span><text:span text:style-name="T15">"[Map::showAllCities()] СПИСОК ВСЕХ ГОРОДОВ " </text:span><text:span text:style-name="T7">+ </text:span><text:span text:style-name="T15">" :"</text:span><text:span text:style-name="T7">)</text:span><text:span text:style-name="T2">;</text:span><text:line-break/><text:span text:style-name="T2"> <text:s text:c="11"/>while </text:span><text:span text:style-name="T7">(rs.next())</text:span><text:line-break/><text:span text:style-name="T7"> <text:s text:c="11"/>{</text:span><text:line-break/><text:span text:style-name="T7"> <text:s text:c="15"/></text:span><text:span text:style-name="T2">int </text:span><text:span text:style-name="T7">idCity = rs.getInt(</text:span><text:span text:style-name="T15">"ID_CI"</text:span><text:span text:style-name="T7">)</text:span><text:span text:style-name="T2">;</text:span><text:line-break/><text:span text:style-name="T2"> <text:s text:c="15"/>int </text:span><text:span text:style-name="T7">idCountryTmp = rs.getInt(</text:span><text:span text:style-name="T15">"ID_CO"</text:span><text:span text:style-name="T7">)</text:span><text:span text:style-name="T2">;</text:span><text:line-break/><text:span text:style-name="T2"> <text:s text:c="15"/></text:span><text:span text:style-name="T7">String nameCity = rs.getString(</text:span><text:span text:style-name="T15">"NAME"</text:span><text:span text:style-name="T7">)</text:span><text:span text:style-name="T2">;</text:span><text:line-break/><text:span text:style-name="T2"> <text:s text:c="15"/></text:span><text:span text:style-name="T7">Integer count = rs.getInt(</text:span><text:span text:style-name="T15">"COUNT"</text:span><text:span text:style-name="T7">)</text:span><text:span text:style-name="T2">;</text:span><text:line-break/><text:span text:style-name="T2"> <text:s text:c="15"/></text:span><text:span text:style-name="T7">Boolean isCapital = (rs.getInt(</text:span><text:span text:style-name="T15">"ISCAPITAL"</text:span><text:span text:style-name="T7">) == </text:span><text:span text:style-name="T18">1 </text:span><text:span text:style-name="T7">? </text:span><text:span text:style-name="T2">true </text:span><text:span text:style-name="T7">: </text:span><text:span text:style-name="T2">false</text:span><text:span text:style-name="T7">)</text:span><text:span text:style-name="T2">;</text:span><text:line-break/><text:line-break/><text:span text:style-name="T2"> <text:s text:c="15"/></text:span><text:span text:style-name="T7">System.</text:span><text:span text:style-name="T13">out</text:span><text:span text:style-name="T7">.println(</text:span><text:span text:style-name="T15">"idCity: " </text:span><text:span text:style-name="T7">+ idCity + </text:span><text:span text:style-name="T15">" <text:s/>idCountry:" </text:span><text:span text:style-name="T7">+ idCountryTmp + </text:span><text:span text:style-name="T15">" <text:s text:c="2"/>nameCity:" </text:span><text:span text:style-name="T7">+ nameCity + </text:span><text:span text:style-name="T15">" <text:s text:c="2"/>count:" </text:span><text:span text:style-name="T7">+ count + </text:span><text:span text:style-name="T15">" <text:s text:c="2"/>isCapital:" <text:s/></text:span><text:span text:style-name="T7">+ isCapital)</text:span><text:span text:style-name="T2">;</text:span><text:line-break/><text:span text:style-name="T2"> <text:s text:c="15"/></text:span><text:span text:style-name="T7">res += </text:span><text:span text:style-name="T15">"idCity: " </text:span><text:span text:style-name="T7">+ idCity + </text:span><text:span text:style-name="T15">" <text:s/>idCountry:" </text:span><text:span text:style-name="T7">+ idCountryTmp + </text:span><text:span text:style-name="T15">" <text:s text:c="2"/>nameCity:" </text:span><text:span text:style-name="T7">+ nameCity + </text:span><text:span text:style-name="T15">" <text:s text:c="2"/>count:" </text:span><text:span text:style-name="T7">+ count + </text:span><text:span text:style-name="T15">" <text:s text:c="2"/>isCapital:" <text:s/></text:span><text:span text:style-name="T7">+ isCapital + </text:span><text:span text:style-name="T15">"-"</text:span><text:span text:style-name="T2">;</text:span><text:line-break/><text:span text:style-name="T2"> <text:s text:c="11"/></text:span><text:span text:style-name="T7">}</text:span><text:line-break/><text:line-break/><text:span text:style-name="T7"> <text:s text:c="11"/>rs.close()</text:span><text:span text:style-name="T2">;</text:span><text:line-break/><text:span text:style-name="T2"> <text:s text:c="7"/></text:span><text:span text:style-name="T7">} </text:span><text:span text:style-name="T2">catch </text:span><text:span text:style-name="T7">(SQLException e)</text:span><text:line-break/><text:span text:style-name="T7"> <text:s text:c="7"/>{</text:span><text:line-break/><text:span text:style-name="T7"> <text:s text:c="11"/>System.</text:span><text:span text:style-name="T13">out</text:span><text:span text:style-name="T7">.println(</text:span><text:span text:style-name="T15">"[Map::showCities()] ОШИБКА при получении списка городов"</text:span><text:span text:style-name="T7">)</text:span><text:span text:style-name="T2">;</text:span><text:line-break/><text:soft-page-break/><text:span text:style-name="T2"> <text:s text:c="11"/></text:span><text:span text:style-name="T7">System.</text:span><text:span text:style-name="T13">out</text:span><text:span text:style-name="T7">.println(</text:span><text:span text:style-name="T15">" &gt;&gt; "</text:span><text:span text:style-name="T7">+e.getMessage())</text:span><text:span text:style-name="T2">;</text:span><text:line-break/><text:span text:style-name="T2"> <text:s text:c="11"/></text:span><text:span text:style-name="T7">res = </text:span><text:span text:style-name="T15">"[Map::showCities()] ОШИБКА при получении списка городов"</text:span><text:span text:style-name="T2">;</text:span><text:line-break/><text:span text:style-name="T2"> <text:s text:c="7"/></text:span><text:span text:style-name="T7">}</text:span><text:line-break/><text:span text:style-name="T7"> <text:s text:c="7"/></text:span><text:span text:style-name="T2">return </text:span><text:span text:style-name="T7">res</text:span><text:span text:style-name="T2">;</text:span><text:line-break/><text:span text:style-name="T2"> <text:s text:c="3"/></text:span><text:span text:style-name="T7">}</text:span><text:line-break/><text:line-break/><text:span text:style-name="T7"> <text:s text:c="3"/></text:span><text:span text:style-name="T2">public </text:span><text:span text:style-name="T7">String </text:span><text:span text:style-name="T11">changeCityInfo</text:span><text:span text:style-name="T7">(</text:span><text:span text:style-name="T2">int </text:span><text:span text:style-name="T7">idCity</text:span><text:span text:style-name="T2">,int </text:span><text:span text:style-name="T7">idCountry</text:span><text:span text:style-name="T2">, </text:span><text:span text:style-name="T7">String name</text:span><text:span text:style-name="T2">, int </text:span><text:span text:style-name="T7">count</text:span><text:span text:style-name="T2">, int </text:span><text:span text:style-name="T7">isCapital) </text:span><text:span text:style-name="T2">throws </text:span><text:span text:style-name="T7">RemoteException {</text:span><text:line-break/><text:span text:style-name="T7"> <text:s text:c="7"/>System.</text:span><text:span text:style-name="T13">out</text:span><text:span text:style-name="T7">.println(</text:span><text:span text:style-name="T15">"[Map::changeCountryInfo()]"</text:span><text:span text:style-name="T7">)</text:span><text:span text:style-name="T2">;</text:span><text:line-break/><text:line-break/><text:span text:style-name="T2"> <text:s text:c="7"/></text:span><text:span text:style-name="T7">String sql1 = </text:span><text:span text:style-name="T15">"UPDATE CITIES SET NAME = '"</text:span><text:span text:style-name="T7">+name+</text:span><text:span text:style-name="T15">"' WHERE ID_CI = '" </text:span><text:span text:style-name="T7">+ idCity + </text:span><text:span text:style-name="T15">"'"</text:span><text:span text:style-name="T2">;</text:span><text:line-break/><text:span text:style-name="T2"> <text:s text:c="7"/></text:span><text:span text:style-name="T7">String sql2 = </text:span><text:span text:style-name="T15">"UPDATE CITIES SET ID_CO = '"</text:span><text:span text:style-name="T7">+idCountry+</text:span><text:span text:style-name="T15">"' WHERE ID_CI = '" </text:span><text:span text:style-name="T7">+ idCity + </text:span><text:span text:style-name="T15">"'"</text:span><text:span text:style-name="T2">;</text:span><text:line-break/><text:span text:style-name="T2"> <text:s text:c="7"/></text:span><text:span text:style-name="T7">String sql3 = </text:span><text:span text:style-name="T15">"UPDATE CITIES SET COUNT = '"</text:span><text:span text:style-name="T7">+count+</text:span><text:span text:style-name="T15">"' WHERE ID_CI = '" </text:span><text:span text:style-name="T7">+ idCity + </text:span><text:span text:style-name="T15">"'"</text:span><text:span text:style-name="T2">;</text:span><text:line-break/><text:span text:style-name="T2"> <text:s text:c="7"/></text:span><text:span text:style-name="T7">String sql4 = </text:span><text:span text:style-name="T15">"UPDATE CITIES SET ISCAPITAL = '"</text:span><text:span text:style-name="T7">+isCapital+</text:span><text:span text:style-name="T15">"' WHERE ID_CI = '" </text:span><text:span text:style-name="T7">+ idCity + </text:span><text:span text:style-name="T15">"'"</text:span><text:span text:style-name="T2">;</text:span><text:line-break/><text:line-break/><text:span text:style-name="T2"> <text:s text:c="7"/>try </text:span><text:span text:style-name="T7">{</text:span><text:line-break/><text:span text:style-name="T7"> <text:s text:c="11"/></text:span><text:span text:style-name="T12">statement</text:span><text:span text:style-name="T7">.executeUpdate(sql1)</text:span><text:span text:style-name="T2">;</text:span><text:line-break/><text:span text:style-name="T2"> <text:s text:c="11"/></text:span><text:span text:style-name="T12">statement</text:span><text:span text:style-name="T7">.executeUpdate(sql2)</text:span><text:span text:style-name="T2">;</text:span><text:line-break/><text:span text:style-name="T2"> <text:s text:c="11"/></text:span><text:span text:style-name="T12">statement</text:span><text:span text:style-name="T7">.executeUpdate(sql3)</text:span><text:span text:style-name="T2">;</text:span><text:line-break/><text:span text:style-name="T2"> <text:s text:c="11"/></text:span><text:span text:style-name="T12">statement</text:span><text:span text:style-name="T7">.executeUpdate(sql4)</text:span><text:span text:style-name="T2">;</text:span><text:line-break/><text:span text:style-name="T2"> <text:s text:c="7"/></text:span><text:span text:style-name="T7">} </text:span><text:span text:style-name="T2">catch </text:span><text:span text:style-name="T7">(SQLException throwables) {</text:span><text:line-break/><text:span text:style-name="T7"> <text:s text:c="11"/>throwables.printStackTrace()</text:span><text:span text:style-name="T2">;</text:span><text:line-break/><text:span text:style-name="T2"> <text:s text:c="7"/></text:span><text:span text:style-name="T7">}</text:span><text:line-break/><text:line-break/><text:span text:style-name="T7"> <text:s text:c="7"/></text:span><text:span text:style-name="T2">return </text:span><text:span text:style-name="T15">"[Map::changeCountryInfo()] City (ID: " </text:span><text:span text:style-name="T7">+ idCity + </text:span><text:span text:style-name="T15">" ) was changed"</text:span><text:span text:style-name="T2">;</text:span><text:line-break/><text:span text:style-name="T2"> <text:s text:c="3"/></text:span><text:span text:style-name="T7">}</text:span><text:line-break/><text:line-break/><text:span text:style-name="T7"> <text:s text:c="3"/></text:span><text:span text:style-name="T2">public </text:span><text:span text:style-name="T7">String </text:span><text:span text:style-name="T11">countCities</text:span><text:span text:style-name="T7">(</text:span><text:span text:style-name="T2">int </text:span><text:span text:style-name="T7">idCountry) </text:span><text:span text:style-name="T2">throws </text:span><text:span text:style-name="T7">RemoteException <text:s/>{</text:span><text:line-break/><text:span text:style-name="T7"> <text:s text:c="7"/>String sql = </text:span><text:span text:style-name="T15">"SELECT ID_CI, ID_CO, NAME, COUNT, ISCAPITAL FROM CITIES"</text:span><text:span text:style-name="T2">;</text:span><text:line-break/><text:span text:style-name="T2"> <text:s text:c="7"/>int </text:span><text:span text:style-name="T7">count = </text:span><text:span text:style-name="T18">0</text:span><text:span text:style-name="T2">;</text:span><text:line-break/><text:span text:style-name="T2"> <text:s text:c="7"/>try </text:span><text:span text:style-name="T7">{</text:span><text:line-break/><text:span text:style-name="T7"> <text:s text:c="11"/>ResultSet rs = </text:span><text:span text:style-name="T12">statement</text:span><text:span text:style-name="T7">.executeQuery(sql)</text:span><text:span text:style-name="T2">;</text:span><text:line-break/><text:span text:style-name="T2"> <text:s text:c="11"/>while </text:span><text:span text:style-name="T7">(rs.next()) {</text:span><text:line-break/><text:span text:style-name="T7"> <text:s text:c="15"/></text:span><text:span text:style-name="T2">int </text:span><text:span text:style-name="T7">idCountryTmp = rs.getInt(</text:span><text:span text:style-name="T15">"ID_CO"</text:span><text:span text:style-name="T7">)</text:span><text:span text:style-name="T2">;</text:span><text:line-break/><text:span text:style-name="T2"> <text:s text:c="15"/>if </text:span><text:span text:style-name="T7">(idCountry == idCountryTmp) count++</text:span><text:span text:style-name="T2">;</text:span><text:line-break/><text:span text:style-name="T2"> <text:s text:c="11"/></text:span><text:span text:style-name="T7">}</text:span><text:line-break/><text:span text:style-name="T7"> <text:s text:c="11"/>rs.close()</text:span><text:span text:style-name="T2">;</text:span><text:line-break/><text:span text:style-name="T2"> <text:s text:c="11"/></text:span><text:span text:style-name="T7">System.</text:span><text:span text:style-name="T13">out</text:span><text:span text:style-name="T7">.println(</text:span><text:span text:style-name="T15">"[Map::countCities()] count cities for country (ID: " </text:span><text:span text:style-name="T7">+ idCountry +</text:span><text:span text:style-name="T15">") is " </text:span><text:span text:style-name="T7">+ count)</text:span><text:span text:style-name="T2">;</text:span><text:line-break/><text:span text:style-name="T2"> <text:s text:c="11"/>return </text:span><text:span text:style-name="T15">"[Map::countCities()] count cities for country (ID: " </text:span><text:span text:style-name="T7">+ idCountry +</text:span><text:span text:style-name="T15">") is " </text:span><text:span text:style-name="T7">+ count</text:span><text:span text:style-name="T2">;</text:span><text:line-break/><text:span text:style-name="T2"> <text:s text:c="7"/></text:span><text:span text:style-name="T7">} </text:span><text:span text:style-name="T2">catch </text:span><text:span text:style-name="T7">(SQLException e) {</text:span><text:line-break/><text:span text:style-name="T7"> <text:s text:c="11"/>System.</text:span><text:span text:style-name="T13">out</text:span><text:span text:style-name="T7">.println(</text:span><text:span text:style-name="T15">"[Map::showCities()] ОШИБКА при получении списка городов"</text:span><text:span text:style-name="T7">)</text:span><text:span text:style-name="T2">;</text:span><text:line-break/><text:span text:style-name="T2"> <text:s text:c="11"/></text:span><text:span text:style-name="T7">System.</text:span><text:span text:style-name="T13">out</text:span><text:span text:style-name="T7">.println(</text:span><text:span text:style-name="T15">" &gt;&gt; "</text:span><text:span text:style-name="T7">+e.getMessage())</text:span><text:span text:style-name="T2">;</text:span><text:line-break/><text:span text:style-name="T2"> <text:s text:c="7"/></text:span><text:span text:style-name="T7">}</text:span><text:line-break/><text:span text:style-name="T7"> <text:s text:c="7"/></text:span><text:span text:style-name="T2">return </text:span><text:span text:style-name="T15">"[Map::showCities()] ОШИБКА при получении списка городов"</text:span><text:span text:style-name="T2">;</text:span><text:line-break/><text:span text:style-name="T2"> <text:s text:c="3"/></text:span><text:span text:style-name="T7">}</text:span><text:line-break/><text:line-break/><text:span text:style-name="T7">}</text:span><text:line-break/></text:p>
      <text:p text:style-name="P7"><text:span text:style-name="T2">public class </text:span><text:span text:style-name="T7">Server {</text:span><text:line-break/><text:span text:style-name="T7"> <text:s text:c="3"/></text:span><text:span text:style-name="T2">public static void </text:span><text:span text:style-name="T11">main</text:span><text:span text:style-name="T7">(String[] args) </text:span><text:span text:style-name="T2">throws </text:span><text:span text:style-name="T7">RemoteException</text:span><text:span text:style-name="T2">, </text:span><text:span text:style-name="T7">MalformedURLException {</text:span><text:line-break/><text:span text:style-name="T7"> <text:s text:c="7"/>MapImpl map = </text:span><text:span text:style-name="T2">new </text:span><text:span text:style-name="T7">MapImpl(</text:span><text:span text:style-name="T15">"MAP"</text:span><text:span text:style-name="T2">,</text:span><text:span text:style-name="T15">"localhost"</text:span><text:span text:style-name="T2">,</text:span><text:span text:style-name="T18">3306</text:span><text:span text:style-name="T2">,</text:span><text:span text:style-name="T15">"root"</text:span><text:span text:style-name="T2">, </text:span><text:span text:style-name="T15">"Steps.123"</text:span><text:span text:style-name="T7">)</text:span><text:span text:style-name="T2">;</text:span><text:line-break/><text:span text:style-name="T2"> <text:s text:c="7"/></text:span><text:span text:style-name="T7">Registry registry = LocateRegistry.</text:span><text:span text:style-name="T9">createRegistry</text:span><text:span text:style-name="T7">(</text:span><text:span text:style-name="T18">1099</text:span><text:span text:style-name="T7">)</text:span><text:span text:style-name="T2">;</text:span><text:line-break/><text:span text:style-name="T2"> <text:s text:c="7"/></text:span><text:span text:style-name="T7">registry.rebind(</text:span><text:span text:style-name="T15">"Map"</text:span><text:span text:style-name="T2">, </text:span><text:span text:style-name="T7">map)</text:span><text:span text:style-name="T2">;</text:span><text:line-break/><text:span text:style-name="T2"> <text:s text:c="7"/></text:span><text:span text:style-name="T7">System.</text:span><text:span text:style-name="T13">out</text:span><text:span text:style-name="T7">.println(</text:span><text:span text:style-name="T15">"Server started!"</text:span><text:span text:style-name="T7">)</text:span><text:span text:style-name="T2">;</text:span><text:line-break/><text:span text:style-name="T2"> <text:s text:c="3"/></text:span><text:span text:style-name="T7">}</text:span><text:line-break/><text:span text:style-name="T7">}</text:span></text:p>
      <text:p text:style-name="P7"/>
      <text:p text:style-name="P7"><text:soft-page-break/></text:p>
      <text:p text:style-name="P7"><text:span text:style-name="T2">public class </text:span><text:span text:style-name="T7">Client {</text:span><text:line-break/><text:line-break/><text:span text:style-name="T7"> <text:s text:c="3"/></text:span><text:span text:style-name="T2">private static </text:span><text:span text:style-name="T7">Map </text:span><text:span text:style-name="T13">map</text:span><text:span text:style-name="T2">;</text:span><text:line-break/><text:line-break/><text:span text:style-name="T17">////////////////////////////////////////////////////////////////////////////////////////////////////////////////////////</text:span><text:line-break/><text:line-break/><text:span text:style-name="T17"> <text:s text:c="3"/></text:span><text:span text:style-name="T2">public static void </text:span><text:span text:style-name="T11">showCountries</text:span><text:span text:style-name="T7">() </text:span><text:span text:style-name="T2">throws </text:span><text:span text:style-name="T7">RemoteException {</text:span><text:line-break/><text:span text:style-name="T7"> <text:s text:c="7"/>String[] fields = </text:span><text:span text:style-name="T13">map</text:span><text:span text:style-name="T7">.showCountries().split(</text:span><text:span text:style-name="T15">"-"</text:span><text:span text:style-name="T7">)</text:span><text:span text:style-name="T2">;</text:span><text:line-break/><text:span text:style-name="T2"> <text:s text:c="7"/></text:span><text:span text:style-name="T7">String result = </text:span><text:span text:style-name="T15">" "</text:span><text:span text:style-name="T2">;</text:span><text:line-break/><text:span text:style-name="T2"> <text:s text:c="7"/>for </text:span><text:span text:style-name="T7">(</text:span><text:span text:style-name="T2">int </text:span><text:span text:style-name="T7">i = </text:span><text:span text:style-name="T18">0</text:span><text:span text:style-name="T2">; </text:span><text:span text:style-name="T7">i &lt; fields.</text:span><text:span text:style-name="T12">length</text:span><text:span text:style-name="T2">; </text:span><text:span text:style-name="T7">i++) result += fields[i] + </text:span><text:span text:style-name="T15">"</text:span><text:span text:style-name="T2">\n</text:span><text:span text:style-name="T15">"</text:span><text:span text:style-name="T2">;</text:span><text:line-break/><text:span text:style-name="T2"> <text:s text:c="7"/></text:span><text:span text:style-name="T7">System.</text:span><text:span text:style-name="T13">out</text:span><text:span text:style-name="T7">.println(result)</text:span><text:span text:style-name="T2">;</text:span><text:line-break/><text:span text:style-name="T2"> <text:s text:c="3"/></text:span><text:span text:style-name="T7">}</text:span><text:line-break/><text:line-break/><text:span text:style-name="T7"> <text:s text:c="3"/></text:span><text:span text:style-name="T2">public static void </text:span><text:span text:style-name="T11">addCountry</text:span><text:span text:style-name="T7">(</text:span><text:span text:style-name="T2">int </text:span><text:span text:style-name="T7">id</text:span><text:span text:style-name="T2">, </text:span><text:span text:style-name="T7">String name) </text:span><text:span text:style-name="T2">throws </text:span><text:span text:style-name="T7">RemoteException {</text:span><text:line-break/><text:span text:style-name="T7"> <text:s text:c="7"/>System.</text:span><text:span text:style-name="T13">out</text:span><text:span text:style-name="T7">.println(</text:span><text:span text:style-name="T13">map</text:span><text:span text:style-name="T7">.addCountry(id</text:span><text:span text:style-name="T2">,</text:span><text:span text:style-name="T7">name))</text:span><text:span text:style-name="T2">;</text:span><text:line-break/><text:span text:style-name="T2"> <text:s text:c="3"/></text:span><text:span text:style-name="T7">}</text:span><text:line-break/><text:line-break/><text:span text:style-name="T7"> <text:s text:c="3"/></text:span><text:span text:style-name="T2">public static void </text:span><text:span text:style-name="T11">deleteCountry</text:span><text:span text:style-name="T7">(</text:span><text:span text:style-name="T2">int </text:span><text:span text:style-name="T7">id) </text:span><text:span text:style-name="T2">throws </text:span><text:span text:style-name="T7">RemoteException {</text:span><text:line-break/><text:span text:style-name="T7"> <text:s text:c="7"/>System.</text:span><text:span text:style-name="T13">out</text:span><text:span text:style-name="T7">.println(</text:span><text:span text:style-name="T13">map</text:span><text:span text:style-name="T7">.deleteCountry(id))</text:span><text:span text:style-name="T2">;</text:span><text:line-break/><text:span text:style-name="T2"> <text:s text:c="3"/></text:span><text:span text:style-name="T7">}</text:span><text:line-break/><text:line-break/><text:span text:style-name="T17">////////////////////////////////////////////////////////////////////////////////////////////////////////////////////////</text:span><text:line-break/><text:line-break/><text:span text:style-name="T17"> <text:s text:c="3"/></text:span><text:span text:style-name="T2">public static void </text:span><text:span text:style-name="T11">addCity</text:span><text:span text:style-name="T7">(</text:span><text:span text:style-name="T2">int </text:span><text:span text:style-name="T7">idCity</text:span><text:span text:style-name="T2">, int </text:span><text:span text:style-name="T7">idCountry</text:span><text:span text:style-name="T2">, </text:span><text:span text:style-name="T7">String name</text:span><text:span text:style-name="T2">, int </text:span><text:span text:style-name="T7">count</text:span><text:span text:style-name="T2">, int </text:span><text:span text:style-name="T7">isCapital) </text:span><text:span text:style-name="T2">throws </text:span><text:span text:style-name="T7">RemoteException {</text:span><text:line-break/><text:span text:style-name="T7"> <text:s text:c="7"/>System.</text:span><text:span text:style-name="T13">out</text:span><text:span text:style-name="T7">.println(</text:span><text:span text:style-name="T13">map</text:span><text:span text:style-name="T7">.addCity(idCity</text:span><text:span text:style-name="T2">,</text:span><text:span text:style-name="T7">idCountry</text:span><text:span text:style-name="T2">,</text:span><text:span text:style-name="T7">name</text:span><text:span text:style-name="T2">,</text:span><text:span text:style-name="T7">count</text:span><text:span text:style-name="T2">,</text:span><text:span text:style-name="T7">isCapital))</text:span><text:span text:style-name="T2">;</text:span><text:line-break/><text:span text:style-name="T2"> <text:s text:c="3"/></text:span><text:span text:style-name="T7">}</text:span><text:line-break/><text:line-break/><text:span text:style-name="T7"> <text:s text:c="3"/></text:span><text:span text:style-name="T2">public static void </text:span><text:span text:style-name="T11">deleteCity</text:span><text:span text:style-name="T7">(</text:span><text:span text:style-name="T2">int </text:span><text:span text:style-name="T7">id) </text:span><text:span text:style-name="T2">throws </text:span><text:span text:style-name="T7">RemoteException {</text:span><text:line-break/><text:span text:style-name="T7"> <text:s text:c="7"/>System.</text:span><text:span text:style-name="T13">out</text:span><text:span text:style-name="T7">.println(</text:span><text:span text:style-name="T13">map</text:span><text:span text:style-name="T7">.deleteCity(id))</text:span><text:span text:style-name="T2">;</text:span><text:line-break/><text:span text:style-name="T2"> <text:s text:c="3"/></text:span><text:span text:style-name="T7">}</text:span><text:line-break/><text:line-break/><text:span text:style-name="T7"> <text:s text:c="3"/></text:span><text:span text:style-name="T2">public static void </text:span><text:span text:style-name="T11">showCities</text:span><text:span text:style-name="T7">(</text:span><text:span text:style-name="T2">int </text:span><text:span text:style-name="T7">idCountry) </text:span><text:span text:style-name="T2">throws </text:span><text:span text:style-name="T7">RemoteException{</text:span><text:line-break/><text:span text:style-name="T7"> <text:s text:c="7"/>String[] fields = </text:span><text:span text:style-name="T13">map</text:span><text:span text:style-name="T7">.showCities(idCountry).split(</text:span><text:span text:style-name="T15">"-"</text:span><text:span text:style-name="T7">)</text:span><text:span text:style-name="T2">;</text:span><text:line-break/><text:span text:style-name="T2"> <text:s text:c="7"/></text:span><text:span text:style-name="T7">String result = </text:span><text:span text:style-name="T15">" "</text:span><text:span text:style-name="T2">;</text:span><text:line-break/><text:span text:style-name="T2"> <text:s text:c="7"/>for </text:span><text:span text:style-name="T7">(</text:span><text:span text:style-name="T2">int </text:span><text:span text:style-name="T7">i = </text:span><text:span text:style-name="T18">0</text:span><text:span text:style-name="T2">; </text:span><text:span text:style-name="T7">i &lt; fields.</text:span><text:span text:style-name="T12">length</text:span><text:span text:style-name="T2">; </text:span><text:span text:style-name="T7">i++) result += fields[i] + </text:span><text:span text:style-name="T15">"</text:span><text:span text:style-name="T2">\n</text:span><text:span text:style-name="T15">"</text:span><text:span text:style-name="T2">;</text:span><text:line-break/><text:span text:style-name="T2"> <text:s text:c="7"/></text:span><text:span text:style-name="T7">System.</text:span><text:span text:style-name="T13">out</text:span><text:span text:style-name="T7">.println(result)</text:span><text:span text:style-name="T2">;</text:span><text:line-break/><text:span text:style-name="T2"> <text:s text:c="3"/></text:span><text:span text:style-name="T7">}</text:span><text:line-break/><text:line-break/><text:span text:style-name="T7"> <text:s text:c="3"/></text:span><text:span text:style-name="T2">public static void </text:span><text:span text:style-name="T11">showAllCities</text:span><text:span text:style-name="T7">() </text:span><text:span text:style-name="T2">throws </text:span><text:span text:style-name="T7">RemoteException{</text:span><text:line-break/><text:span text:style-name="T7"> <text:s text:c="7"/>String[] fields = </text:span><text:span text:style-name="T13">map</text:span><text:span text:style-name="T7">.showAllCities().split(</text:span><text:span text:style-name="T15">"-"</text:span><text:span text:style-name="T7">)</text:span><text:span text:style-name="T2">;</text:span><text:line-break/><text:span text:style-name="T2"> <text:s text:c="7"/></text:span><text:span text:style-name="T7">String result = </text:span><text:span text:style-name="T15">" "</text:span><text:span text:style-name="T2">;</text:span><text:line-break/><text:span text:style-name="T2"> <text:s text:c="7"/>for </text:span><text:span text:style-name="T7">(</text:span><text:span text:style-name="T2">int </text:span><text:span text:style-name="T7">i = </text:span><text:span text:style-name="T18">0</text:span><text:span text:style-name="T2">; </text:span><text:span text:style-name="T7">i &lt; fields.</text:span><text:span text:style-name="T12">length</text:span><text:span text:style-name="T2">; </text:span><text:span text:style-name="T7">i++) result += fields[i] + </text:span><text:span text:style-name="T15">"</text:span><text:span text:style-name="T2">\n</text:span><text:span text:style-name="T15">"</text:span><text:span text:style-name="T2">;</text:span><text:line-break/><text:span text:style-name="T2"> <text:s text:c="7"/></text:span><text:span text:style-name="T7">System.</text:span><text:span text:style-name="T13">out</text:span><text:span text:style-name="T7">.println(result)</text:span><text:span text:style-name="T2">;</text:span><text:line-break/><text:span text:style-name="T2"> <text:s text:c="3"/></text:span><text:span text:style-name="T7">}</text:span><text:line-break/><text:line-break/><text:span text:style-name="T7"> <text:s text:c="3"/></text:span><text:span text:style-name="T2">public static void </text:span><text:span text:style-name="T11">changeCityInfo</text:span><text:span text:style-name="T7">(</text:span><text:span text:style-name="T2">int </text:span><text:span text:style-name="T7">idCity</text:span><text:span text:style-name="T2">,int </text:span><text:span text:style-name="T7">idCountry</text:span><text:span text:style-name="T2">, </text:span><text:span text:style-name="T7">String name</text:span><text:span text:style-name="T2">, int </text:span><text:span text:style-name="T7">count</text:span><text:span text:style-name="T2">, int </text:span><text:span text:style-name="T7">isCapital) </text:span><text:span text:style-name="T2">throws </text:span><text:span text:style-name="T7">RemoteException {</text:span><text:line-break/><text:span text:style-name="T7"> <text:s text:c="7"/>System.</text:span><text:span text:style-name="T13">out</text:span><text:span text:style-name="T7">.println(</text:span><text:span text:style-name="T13">map</text:span><text:span text:style-name="T7">.changeCityInfo(idCity</text:span><text:span text:style-name="T2">,</text:span><text:span text:style-name="T7">idCountry</text:span><text:span text:style-name="T2">,</text:span><text:span text:style-name="T7">name</text:span><text:span text:style-name="T2">,</text:span><text:span text:style-name="T7">count</text:span><text:span text:style-name="T2">,</text:span><text:span text:style-name="T7">isCapital))</text:span><text:span text:style-name="T2">;</text:span><text:line-break/><text:span text:style-name="T2"> <text:s text:c="3"/></text:span><text:span text:style-name="T7">}</text:span><text:line-break/><text:line-break/><text:span text:style-name="T7"> <text:s text:c="3"/></text:span><text:span text:style-name="T2">public static void </text:span><text:span text:style-name="T11">countCities</text:span><text:span text:style-name="T7">(</text:span><text:span text:style-name="T2">int </text:span><text:span text:style-name="T7">idCountry) </text:span><text:span text:style-name="T2">throws </text:span><text:span text:style-name="T7">RemoteException {</text:span><text:line-break/><text:span text:style-name="T7"> <text:s text:c="7"/>System.</text:span><text:span text:style-name="T13">out</text:span><text:span text:style-name="T7">.println(</text:span><text:span text:style-name="T13">map</text:span><text:span text:style-name="T7">.countCities(idCountry))</text:span><text:span text:style-name="T2">;</text:span><text:line-break/><text:span text:style-name="T2"> <text:s text:c="3"/></text:span><text:span text:style-name="T7">}</text:span><text:line-break/><text:line-break/><text:span text:style-name="T17">////////////////////////////////////////////////////////////////////////////////////////////////////////////////////////</text:span><text:line-break/><text:line-break/><text:span text:style-name="T17"> <text:s text:c="3"/></text:span><text:span text:style-name="T2">public static void </text:span><text:span text:style-name="T11">main</text:span><text:span text:style-name="T7">(String[] args) </text:span><text:span text:style-name="T2">throws </text:span><text:span text:style-name="T7">NotBoundException</text:span><text:span text:style-name="T2">, </text:span><text:span text:style-name="T7">RemoteException</text:span><text:span text:style-name="T2">, </text:span><text:soft-page-break/><text:span text:style-name="T7">MalformedURLException {</text:span><text:line-break/><text:span text:style-name="T7"> <text:s text:c="7"/>String url = </text:span><text:span text:style-name="T15">"//localhost:1099/Map"</text:span><text:span text:style-name="T2">;</text:span><text:line-break/><text:span text:style-name="T2"> <text:s text:c="7"/></text:span><text:span text:style-name="T13">map </text:span><text:span text:style-name="T7">= (Map) Naming.</text:span><text:span text:style-name="T9">lookup</text:span><text:span text:style-name="T7">(url)</text:span><text:span text:style-name="T2">;</text:span><text:line-break/><text:span text:style-name="T2"> <text:s text:c="7"/></text:span><text:span text:style-name="T7">System.</text:span><text:span text:style-name="T13">out</text:span><text:span text:style-name="T7">.println(</text:span><text:span text:style-name="T15">"RMI object found"</text:span><text:span text:style-name="T7">)</text:span><text:span text:style-name="T2">;</text:span><text:line-break/><text:line-break/><text:span text:style-name="T2"> <text:s text:c="7"/></text:span><text:span text:style-name="T7">System.</text:span><text:span text:style-name="T13">out</text:span><text:span text:style-name="T7">.println(</text:span><text:span text:style-name="T15">"-----------------------------------------------------------"</text:span><text:span text:style-name="T7">)</text:span><text:span text:style-name="T2">;</text:span><text:line-break/><text:line-break/><text:span text:style-name="T2"> <text:s text:c="7"/></text:span><text:span text:style-name="T9">showCountries</text:span><text:span text:style-name="T7">()</text:span><text:span text:style-name="T2">;</text:span><text:line-break/><text:span text:style-name="T2"> <text:s text:c="7"/></text:span><text:span text:style-name="T9">showCities</text:span><text:span text:style-name="T7">(</text:span><text:span text:style-name="T18">1</text:span><text:span text:style-name="T7">)</text:span><text:span text:style-name="T2">;</text:span><text:line-break/><text:span text:style-name="T2"> <text:s text:c="7"/></text:span><text:span text:style-name="T9">showCities</text:span><text:span text:style-name="T7">(</text:span><text:span text:style-name="T18">2</text:span><text:span text:style-name="T7">)</text:span><text:span text:style-name="T2">;</text:span><text:line-break/><text:span text:style-name="T2"> <text:s text:c="7"/></text:span><text:span text:style-name="T9">showCities</text:span><text:span text:style-name="T7">(</text:span><text:span text:style-name="T18">3</text:span><text:span text:style-name="T7">)</text:span><text:span text:style-name="T2">;</text:span><text:line-break/><text:line-break/><text:span text:style-name="T2"> <text:s text:c="7"/></text:span><text:span text:style-name="T7">System.</text:span><text:span text:style-name="T13">out</text:span><text:span text:style-name="T7">.println(</text:span><text:span text:style-name="T15">"-----------------------------------------------------------"</text:span><text:span text:style-name="T7">)</text:span><text:span text:style-name="T2">;</text:span><text:line-break/><text:line-break/><text:span text:style-name="T2"> <text:s text:c="7"/></text:span><text:span text:style-name="T9">addCountry</text:span><text:span text:style-name="T7">(</text:span><text:span text:style-name="T18">1</text:span><text:span text:style-name="T2">, </text:span><text:span text:style-name="T15">"Russia"</text:span><text:span text:style-name="T7">)</text:span><text:span text:style-name="T2">;</text:span><text:line-break/><text:span text:style-name="T2"> <text:s text:c="7"/></text:span><text:span text:style-name="T9">addCountry</text:span><text:span text:style-name="T7">(</text:span><text:span text:style-name="T18">2</text:span><text:span text:style-name="T2">, </text:span><text:span text:style-name="T15">"USA"</text:span><text:span text:style-name="T7">)</text:span><text:span text:style-name="T2">;</text:span><text:line-break/><text:span text:style-name="T2"> <text:s text:c="7"/></text:span><text:span text:style-name="T9">addCountry</text:span><text:span text:style-name="T7">(</text:span><text:span text:style-name="T18">3</text:span><text:span text:style-name="T2">,</text:span><text:span text:style-name="T15">"Canada"</text:span><text:span text:style-name="T7">)</text:span><text:span text:style-name="T2">;</text:span><text:line-break/><text:line-break/><text:span text:style-name="T2"> <text:s text:c="7"/></text:span><text:span text:style-name="T9">showCountries</text:span><text:span text:style-name="T7">()</text:span><text:span text:style-name="T2">;</text:span><text:line-break/><text:line-break/><text:span text:style-name="T2"> <text:s text:c="7"/></text:span><text:span text:style-name="T7">System.</text:span><text:span text:style-name="T13">out</text:span><text:span text:style-name="T7">.println(</text:span><text:span text:style-name="T15">"-----------------------------------------------------------"</text:span><text:span text:style-name="T7">)</text:span><text:span text:style-name="T2">;</text:span><text:line-break/><text:line-break/><text:span text:style-name="T2"> <text:s text:c="7"/></text:span><text:span text:style-name="T9">addCity</text:span><text:span text:style-name="T7">(</text:span><text:span text:style-name="T18">1</text:span><text:span text:style-name="T2">,</text:span><text:span text:style-name="T18">1</text:span><text:span text:style-name="T2">,</text:span><text:span text:style-name="T15">"MOSCOW"</text:span><text:span text:style-name="T2">,</text:span><text:span text:style-name="T18">11612943</text:span><text:span text:style-name="T2">,</text:span><text:span text:style-name="T18">1</text:span><text:span text:style-name="T7">)</text:span><text:span text:style-name="T2">;</text:span><text:line-break/><text:span text:style-name="T2"> <text:s text:c="7"/></text:span><text:span text:style-name="T9">addCity</text:span><text:span text:style-name="T7">(</text:span><text:span text:style-name="T18">2</text:span><text:span text:style-name="T2">,</text:span><text:span text:style-name="T18">1</text:span><text:span text:style-name="T2">,</text:span><text:span text:style-name="T15">"SOCHI"</text:span><text:span text:style-name="T2">,</text:span><text:span text:style-name="T18">343334</text:span><text:span text:style-name="T2">,</text:span><text:span text:style-name="T18">0</text:span><text:span text:style-name="T7">)</text:span><text:span text:style-name="T2">;</text:span><text:line-break/><text:span text:style-name="T2"> <text:s text:c="7"/></text:span><text:span text:style-name="T9">addCity</text:span><text:span text:style-name="T7">(</text:span><text:span text:style-name="T18">3</text:span><text:span text:style-name="T2">,</text:span><text:span text:style-name="T18">2</text:span><text:span text:style-name="T2">,</text:span><text:span text:style-name="T15">"NEW YORK"</text:span><text:span text:style-name="T2">,</text:span><text:span text:style-name="T18">8363710</text:span><text:span text:style-name="T2">,</text:span><text:span text:style-name="T18">0</text:span><text:span text:style-name="T7">)</text:span><text:span text:style-name="T2">;</text:span><text:line-break/><text:span text:style-name="T2"> <text:s text:c="7"/></text:span><text:span text:style-name="T9">addCity</text:span><text:span text:style-name="T7">(</text:span><text:span text:style-name="T18">4</text:span><text:span text:style-name="T2">,</text:span><text:span text:style-name="T18">2</text:span><text:span text:style-name="T2">,</text:span><text:span text:style-name="T15">"LOS ANGELES"</text:span><text:span text:style-name="T2">,</text:span><text:span text:style-name="T18">56451241</text:span><text:span text:style-name="T2">,</text:span><text:span text:style-name="T18">0</text:span><text:span text:style-name="T7">)</text:span><text:span text:style-name="T2">;</text:span><text:line-break/><text:span text:style-name="T2"> <text:s text:c="7"/></text:span><text:span text:style-name="T9">addCity</text:span><text:span text:style-name="T7">(</text:span><text:span text:style-name="T18">5</text:span><text:span text:style-name="T2">,</text:span><text:span text:style-name="T18">3</text:span><text:span text:style-name="T2">,</text:span><text:span text:style-name="T15">"TORONTO"</text:span><text:span text:style-name="T2">,</text:span><text:span text:style-name="T18">94234710</text:span><text:span text:style-name="T2">,</text:span><text:span text:style-name="T18">1</text:span><text:span text:style-name="T7">)</text:span><text:span text:style-name="T2">;</text:span><text:line-break/><text:line-break/><text:span text:style-name="T2"> <text:s text:c="7"/></text:span><text:span text:style-name="T9">showCities</text:span><text:span text:style-name="T7">(</text:span><text:span text:style-name="T18">1</text:span><text:span text:style-name="T7">)</text:span><text:span text:style-name="T2">;</text:span><text:line-break/><text:span text:style-name="T2"> <text:s text:c="7"/></text:span><text:span text:style-name="T9">showCities</text:span><text:span text:style-name="T7">(</text:span><text:span text:style-name="T18">2</text:span><text:span text:style-name="T7">)</text:span><text:span text:style-name="T2">;</text:span><text:line-break/><text:span text:style-name="T2"> <text:s text:c="7"/></text:span><text:span text:style-name="T9">showCities</text:span><text:span text:style-name="T7">(</text:span><text:span text:style-name="T18">3</text:span><text:span text:style-name="T7">)</text:span><text:span text:style-name="T2">;</text:span><text:line-break/><text:line-break/><text:line-break/><text:span text:style-name="T2"> <text:s text:c="7"/></text:span><text:span text:style-name="T7">System.</text:span><text:span text:style-name="T13">out</text:span><text:span text:style-name="T7">.println(</text:span><text:span text:style-name="T15">"-----------------------------------------------------------"</text:span><text:span text:style-name="T7">)</text:span><text:span text:style-name="T2">;</text:span><text:line-break/><text:line-break/><text:span text:style-name="T2"> <text:s text:c="7"/></text:span><text:span text:style-name="T9">deleteCity</text:span><text:span text:style-name="T7">(</text:span><text:span text:style-name="T18">2</text:span><text:span text:style-name="T7">)</text:span><text:span text:style-name="T2">;</text:span><text:line-break/><text:span text:style-name="T2"> <text:s text:c="7"/></text:span><text:span text:style-name="T9">deleteCity</text:span><text:span text:style-name="T7">(</text:span><text:span text:style-name="T18">1</text:span><text:span text:style-name="T7">)</text:span><text:span text:style-name="T2">;</text:span><text:line-break/><text:line-break/><text:span text:style-name="T2"> <text:s text:c="7"/></text:span><text:span text:style-name="T9">deleteCountry</text:span><text:span text:style-name="T7">(</text:span><text:span text:style-name="T18">1</text:span><text:span text:style-name="T7">)</text:span><text:span text:style-name="T2">;</text:span><text:line-break/><text:line-break/><text:span text:style-name="T2"> <text:s text:c="7"/></text:span><text:span text:style-name="T9">showCountries</text:span><text:span text:style-name="T7">()</text:span><text:span text:style-name="T2">;</text:span><text:line-break/><text:span text:style-name="T2"> <text:s text:c="7"/></text:span><text:span text:style-name="T9">showAllCities</text:span><text:span text:style-name="T7">()</text:span><text:span text:style-name="T2">;</text:span><text:line-break/><text:line-break/><text:span text:style-name="T2"> <text:s text:c="7"/></text:span><text:span text:style-name="T7">System.</text:span><text:span text:style-name="T13">out</text:span><text:span text:style-name="T7">.println(</text:span><text:span text:style-name="T15">"-----------------------------------------------------------"</text:span><text:span text:style-name="T7">)</text:span><text:span text:style-name="T2">;</text:span><text:line-break/><text:line-break/><text:span text:style-name="T2"> <text:s text:c="7"/></text:span><text:span text:style-name="T9">changeCityInfo</text:span><text:span text:style-name="T7">(</text:span><text:span text:style-name="T18">3</text:span><text:span text:style-name="T2">,</text:span><text:span text:style-name="T18">2</text:span><text:span text:style-name="T2">,</text:span><text:span text:style-name="T15">"NEW YORK"</text:span><text:span text:style-name="T2">,</text:span><text:span text:style-name="T18">1000000</text:span><text:span text:style-name="T2">,</text:span><text:span text:style-name="T18">1</text:span><text:span text:style-name="T7">)</text:span><text:span text:style-name="T2">;</text:span><text:line-break/><text:span text:style-name="T2"> <text:s text:c="7"/></text:span><text:span text:style-name="T9">countCities</text:span><text:span text:style-name="T7">(</text:span><text:span text:style-name="T18">2</text:span><text:span text:style-name="T7">)</text:span><text:span text:style-name="T2">;</text:span><text:line-break/><text:span text:style-name="T2"> <text:s text:c="7"/></text:span><text:span text:style-name="T9">countCities</text:span><text:span text:style-name="T7">(</text:span><text:span text:style-name="T18">3</text:span><text:span text:style-name="T7">)</text:span><text:span text:style-name="T2">;</text:span><text:line-break/><text:line-break/><text:span text:style-name="T2"> <text:s text:c="7"/></text:span><text:span text:style-name="T7">System.</text:span><text:span text:style-name="T13">out</text:span><text:span text:style-name="T7">.println(</text:span><text:span text:style-name="T15">"-----------------------------------------------------------"</text:span><text:span text:style-name="T7">)</text:span><text:span text:style-name="T2">;</text:span><text:line-break/><text:line-break/><text:span text:style-name="T2"> <text:s text:c="7"/></text:span><text:span text:style-name="T9">showCountries</text:span><text:span text:style-name="T7">()</text:span><text:span text:style-name="T2">;</text:span><text:line-break/><text:span text:style-name="T2"> <text:s text:c="7"/></text:span><text:span text:style-name="T9">showAllCities</text:span><text:span text:style-name="T7">()</text:span><text:span text:style-name="T2">;</text:span><text:line-break/><text:line-break/><text:span text:style-name="T2"> <text:s text:c="7"/></text:span><text:span text:style-name="T7">System.</text:span><text:span text:style-name="T13">out</text:span><text:span text:style-name="T7">.println(</text:span><text:span text:style-name="T15">"-----------------------------------------------------------"</text:span><text:span text:style-name="T7">)</text:span><text:span text:style-name="T2">;</text:span><text:line-break/><text:line-break/><text:span text:style-name="T2"> <text:s text:c="7"/></text:span><text:span text:style-name="T9">deleteCity</text:span><text:span text:style-name="T7">(</text:span><text:span text:style-name="T18">3</text:span><text:span text:style-name="T7">)</text:span><text:span text:style-name="T2">;</text:span><text:line-break/><text:span text:style-name="T2"> <text:s text:c="7"/></text:span><text:span text:style-name="T9">deleteCity</text:span><text:span text:style-name="T7">(</text:span><text:span text:style-name="T18">4</text:span><text:span text:style-name="T7">)</text:span><text:span text:style-name="T2">;</text:span><text:line-break/><text:span text:style-name="T2"> <text:s text:c="7"/></text:span><text:span text:style-name="T9">deleteCity</text:span><text:span text:style-name="T7">(</text:span><text:span text:style-name="T18">5</text:span><text:span text:style-name="T7">)</text:span><text:span text:style-name="T2">;</text:span><text:line-break/><text:soft-page-break/><text:line-break/><text:span text:style-name="T2"> <text:s text:c="7"/></text:span><text:span text:style-name="T9">deleteCountry</text:span><text:span text:style-name="T7">(</text:span><text:span text:style-name="T18">2</text:span><text:span text:style-name="T7">)</text:span><text:span text:style-name="T2">;</text:span><text:line-break/><text:span text:style-name="T2"> <text:s text:c="7"/></text:span><text:span text:style-name="T9">deleteCountry</text:span><text:span text:style-name="T7">(</text:span><text:span text:style-name="T18">3</text:span><text:span text:style-name="T7">)</text:span><text:span text:style-name="T2">;</text:span><text:line-break/><text:line-break/><text:span text:style-name="T2"> <text:s text:c="7"/></text:span><text:span text:style-name="T7">System.</text:span><text:span text:style-name="T13">out</text:span><text:span text:style-name="T7">.println(</text:span><text:span text:style-name="T15">"-----------------------------------------------------------"</text:span><text:span text:style-name="T7">)</text:span><text:span text:style-name="T2">;</text:span><text:line-break/><text:line-break/><text:span text:style-name="T2"> <text:s text:c="7"/></text:span><text:span text:style-name="T9">showCountries</text:span><text:span text:style-name="T7">()</text:span><text:span text:style-name="T2">;</text:span><text:line-break/><text:span text:style-name="T2"> <text:s text:c="7"/></text:span><text:span text:style-name="T9">showAllCities</text:span><text:span text:style-name="T7">()</text:span><text:span text:style-name="T2">;</text:span><text:line-break/><text:line-break/><text:span text:style-name="T2"> <text:s text:c="7"/></text:span><text:span text:style-name="T7">System.</text:span><text:span text:style-name="T13">out</text:span><text:span text:style-name="T7">.println(</text:span><text:span text:style-name="T15">"-----------------------------------------------------------"</text:span><text:span text:style-name="T7">)</text:span><text:span text:style-name="T2">;</text:span><text:line-break/><text:line-break/><text:span text:style-name="T2"> <text:s text:c="3"/></text:span><text:span text:style-name="T7">}</text:span><text:line-break/><text:span text:style-name="T7">}</text:span><text:line-break/></text:p>
      <text:p text:style-name="P7">Опис програми</text:p>
      <text:p text:style-name="P7"/>
      <text:p text:style-name="P8"><text:tab/>Суть лабораторної роботи реалізувати віддалений виклик методів за допомогою технології. Порівнюючи з минулою лабораторною роботою, зараз Клієнту не потрібно надсилату команду, яку Сервер буде зчитувати та виконувати. В цій програмі Клієнт використову<text:span text:style-name="T20">є</text:span> методи Сервера <text:span text:style-name="T20">напряму</text:span>. </text:p>
      <text:p text:style-name="P11"><text:span text:style-name="T21"><text:tab/></text:span><text:span text:style-name="T22">Клієнт та Сервер мають однаковий інтерфейс </text:span><text:span text:style-name="T2">public interface </text:span><text:span text:style-name="T7">Map </text:span><text:span text:style-name="T2">extends </text:span><text:span text:style-name="T7">Remote</text:span></text:p>
      <text:p text:style-name="P9">За допомогою цього інтерфейса відбувається взаємодія між Клієнтом та Сервером. </text:p>
      <text:p text:style-name="P9"><text:tab/>На сервері прописуємо наступні команди:</text:p>
      <text:p text:style-name="P9"/>
      <text:p text:style-name="P10"><text:span text:style-name="T8">MapImpl map = </text:span><text:span text:style-name="T3">new </text:span><text:span text:style-name="T8">MapImpl(</text:span><text:span text:style-name="T16">"MAP"</text:span><text:span text:style-name="T3">,</text:span><text:span text:style-name="T16">"localhost"</text:span><text:span text:style-name="T3">,</text:span><text:span text:style-name="T19">3306</text:span><text:span text:style-name="T3">,</text:span><text:span text:style-name="T16">"root"</text:span><text:span text:style-name="T3">, </text:span><text:span text:style-name="T16">"Steps.123"</text:span><text:span text:style-name="T8">)</text:span><text:span text:style-name="T3">;</text:span><text:line-break/><text:span text:style-name="T8">Registry registry = LocateRegistry.</text:span><text:span text:style-name="T10">createRegistry</text:span><text:span text:style-name="T8">(</text:span><text:span text:style-name="T19">1099</text:span><text:span text:style-name="T8">)</text:span><text:span text:style-name="T3">;</text:span><text:line-break/><text:span text:style-name="T8">registry.rebind(</text:span><text:span text:style-name="T16">"Map"</text:span><text:span text:style-name="T3">, </text:span><text:span text:style-name="T8">map)</text:span><text:span text:style-name="T3">;</text:span></text:p>
      <text:p text:style-name="P10"><text:span text:style-name="T3"/></text:p>
      <text:p text:style-name="P9"><text:tab/>Тут ми створюємо серверний об’єкт класа MapImpl, який імлементується від Map. Потім створюємо службу реєстра RMI. Реєструємо об’єкт, даючи йому ім’я та задаємо номер порта по якому Клієнт та Сервер зможуть працювати.</text:p>
      <text:p text:style-name="P9"><text:tab/><text:span text:style-name="T23">На стороні Клієнта прописуємо наступне:</text:span></text:p>
      <text:p text:style-name="P10"><text:span text:style-name="T8"/></text:p>
      <text:p text:style-name="P10"><text:span text:style-name="T8">String url = </text:span><text:span text:style-name="T16">"//localhost:1099/Map"</text:span><text:span text:style-name="T3">;</text:span><text:line-break/><text:span text:style-name="T14">map </text:span><text:span text:style-name="T8">= (Map) Naming.</text:span><text:span text:style-name="T10">lookup</text:span><text:span text:style-name="T8">(url)</text:span><text:span text:style-name="T3">;</text:span></text:p>
      <text:p text:style-name="P12"><text:span text:style-name="T26"/></text:p>
      <text:p text:style-name="P13"><text:span text:style-name="T27">Тут ми по ip та порту під</text:span><text:span text:style-name="T28">’є</text:span><text:span text:style-name="T29">днуємося до Сервера і об</text:span><text:span text:style-name="T28">’є</text:span><text:span text:style-name="T29">кт map це посилання на об</text:span><text:span text:style-name="T28">’є</text:span><text:span text:style-name="T29">кт <text:s/>map на Сервері.</text:span></text:p>
      <text:p text:style-name="P10"><text:span text:style-name="T3"/></text:p>
      <text:p text:style-name="P9"/>
      <text:p text:style-name="P9"><text:tab/></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16T15:51:17.756208244</meta:creation-date>
    <dc:date>2020-04-16T16:25:56.563519408</dc:date>
    <meta:editing-duration>PT13M29S</meta:editing-duration>
    <meta:editing-cycles>2</meta:editing-cycles>
    <meta:generator>LibreOffice/6.3.5.2$Linux_X86_64 LibreOffice_project/30$Build-2</meta:generator>
    <meta:document-statistic meta:table-count="0" meta:image-count="0" meta:object-count="0" meta:page-count="9" meta:paragraph-count="21" meta:word-count="1665" meta:character-count="17459" meta:non-whitespace-character-count="13036"/>
  </office:meta>
</office:document-meta>
</file>